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1" style:family="table-row">
      <style:table-row-properties style:keep-together="false" fo:keep-together="always"/>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irish">
      <style:paragraph-properties fo:margin-top="0.199cm" fo:margin-bottom="0.199cm" fo:background-color="transparent"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style>
    <style:style style:name="P8" style:family="paragraph" style:parent-style-name="hr">
      <style:paragraph-properties fo:background-color="#ffffff" text:number-lines="false" text:line-number="0">
        <style:background-image/>
      </style:paragraph-properties>
      <style:text-properties style:font-name="Times New Roman"/>
    </style:style>
    <style:style style:name="P9" style:family="paragraph" style:parent-style-name="statusenglish">
      <style:paragraph-properties fo:background-color="#ffffff" text:number-lines="false" text:line-number="0">
        <style:background-image/>
      </style:paragraph-properties>
    </style:style>
    <style:style style:name="P10" style:family="paragraph" style:parent-style-name="actsreferredto">
      <style:paragraph-properties fo:break-before="page"/>
    </style:style>
    <style:style style:name="P11" style:family="paragraph" style:parent-style-name="graphic">
      <style:paragraph-properties fo:break-before="page" text:number-lines="false" text:line-number="0"/>
    </style:style>
    <style:style style:name="P12" style:family="paragraph" style:parent-style-name="Standard">
      <style:paragraph-properties fo:break-before="page"/>
    </style:style>
    <style:style style:name="P13" style:family="paragraph" style:parent-style-name="scheduleparagraph">
      <style:paragraph-properties fo:break-before="page"/>
      <style:text-properties fo:font-style="normal" style:font-style-asian="normal" style:font-style-complex="normal"/>
    </style:style>
    <style:style style:name="P14" style:family="paragraph" style:parent-style-name="longtitle">
      <style:paragraph-properties style:shadow="none" text:number-lines="true" text:line-number="5"/>
    </style:style>
    <style:style style:name="P15" style:family="paragraph" style:parent-style-name="scheduleparagraph">
      <style:text-properties fo:font-style="normal" style:font-style-asian="normal" style:font-style-complex="normal"/>
    </style:style>
    <style:style style:name="P16" style:family="paragraph" style:parent-style-name="actreferredto">
      <style:paragraph-properties>
        <style:tab-stops/>
      </style:paragraph-properties>
    </style:style>
    <style:style style:name="P17" style:family="paragraph" style:parent-style-name="shorttitleirish">
      <style:text-properties fo:text-transform="uppercase"/>
    </style:style>
    <style:style style:name="P18" style:family="paragraph" style:parent-style-name="shorttitleenglish">
      <style:paragraph-properties text:number-lines="true" text:line-number="0"/>
    </style:style>
    <style:style style:name="P19" style:family="paragraph" style:parent-style-name="centered">
      <style:paragraph-properties text:number-lines="false" text:line-number="0"/>
      <style:text-properties style:font-name="Times New Roman3" style:font-name-asian="Times New Roman3" style:font-name-complex="Times New Roman3"/>
    </style:style>
    <style:style style:name="P20" style:family="paragraph" style:parent-style-name="centered">
      <style:paragraph-properties text:number-lines="false" text:line-number="0"/>
      <style:text-properties style:font-name="Times New Roman3" fo:font-style="italic" style:font-name-asian="Times New Roman3" style:font-style-asian="italic" style:font-name-complex="Times New Roman3" style:font-style-complex="italic"/>
    </style:style>
    <style:style style:name="P21" style:family="paragraph" style:parent-style-name="Standard">
      <style:paragraph-properties text:number-lines="false" text:line-number="0"/>
    </style:style>
    <style:style style:name="P22" style:family="paragraph" style:parent-style-name="Standard">
      <style:paragraph-properties text:number-lines="false" text:line-number="0"/>
      <style:text-properties style:font-name="Times New Roman3" style:font-name-asian="Times New Roman3" style:font-name-complex="Times New Roman3"/>
    </style:style>
    <style:style style:name="P23" style:family="paragraph" style:parent-style-name="bill">
      <style:paragraph-properties text:number-lines="false" text:line-number="0"/>
    </style:style>
    <style:style style:name="P24" style:family="paragraph" style:parent-style-name="shorttitlebackpage">
      <style:paragraph-properties text:number-lines="false" text:line-number="0"/>
    </style:style>
    <style:style style:name="P25" style:family="paragraph" style:parent-style-name="hr2">
      <style:paragraph-properties text:number-lines="false" text:line-number="0"/>
    </style:style>
    <style:style style:name="P26" style:family="paragraph" style:parent-style-name="hr2">
      <style:paragraph-properties text:number-lines="false" text:line-number="0"/>
      <style:text-properties style:font-name="Times New Roman"/>
    </style:style>
    <style:style style:name="P27" style:family="paragraph" style:parent-style-name="hr2">
      <style:paragraph-properties text:number-lines="false" text:line-number="0"/>
      <style:text-properties style:font-name="Times New Roman3" style:font-name-asian="Times New Roman3" style:font-name-complex="Times New Roman3"/>
    </style:style>
    <style:style style:name="P28" style:family="paragraph" style:parent-style-name="asinitiated">
      <style:paragraph-properties text:number-lines="false" text:line-number="0"/>
    </style:style>
    <style:style style:name="P29" style:family="paragraph" style:parent-style-name="backpageprovision_5f_no_5f_line_5f_numbering">
      <style:paragraph-properties text:number-lines="false" text:line-number="0"/>
    </style:style>
    <style:style style:name="P30" style:family="paragraph" style:parent-style-name="Standard">
      <style:paragraph-properties fo:text-align="start" style:justify-single-word="false"/>
      <style:text-properties fo:font-style="italic" style:font-style-asian="italic" style:font-style-complex="italic"/>
    </style:style>
    <style:style style:name="P31" style:family="paragraph" style:parent-style-name="tocsectionheader">
      <style:paragraph-properties fo:text-align="start" style:justify-single-word="false"/>
    </style:style>
    <style:style style:name="P32" style:family="paragraph" style:parent-style-name="section">
      <style:paragraph-properties fo:margin-top="0cm" fo:margin-bottom="0.55cm"/>
    </style:style>
    <style:style style:name="P33" style:family="paragraph" style:parent-style-name="tocscheduletitle">
      <style:text-properties fo:font-style="italic" style:font-style-asian="italic" style:font-style-complex="italic"/>
    </style:style>
    <style:style style:name="P34" style:family="paragraph" style:parent-style-name="Standard" style:master-page-name="frontcover">
      <style:paragraph-properties style:page-number="1"/>
    </style:style>
    <style:style style:name="P35"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Times New Roman"/>
    </style:style>
    <style:style style:name="T6" style:family="text">
      <style:text-properties style:font-name="Times New Roman" fo:font-style="italic" fo:font-weight="normal" style:font-style-asian="italic" style:font-weight-asian="normal" style:font-style-complex="italic" style:font-weight-complex="normal"/>
    </style:style>
    <style:style style:name="T7" style:family="text">
      <style:text-properties style:font-name="Times New Roman" style:font-name-asian="Times New Roman3" style:font-name-complex="Times New Roman3"/>
    </style:style>
    <style:style style:name="T8" style:family="text">
      <style:text-properties style:font-name="Times New Roman3"/>
    </style:style>
    <style:style style:name="T9" style:family="text">
      <style:text-properties style:font-name="Times New Roman3" style:font-name-asian="Times New Roman3" style:font-name-complex="Times New Roman3"/>
    </style:style>
    <style:style style:name="T10" style:family="text">
      <style:text-properties fo:font-style="normal" style:font-style-asian="normal" style:font-style-complex="normal"/>
    </style:style>
    <style:style style:name="T1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50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Chlárú Uachtanna, 2016" text:name="GA_shorttitle"/>
        <text:user-field-decl office:value-type="string" office:string-value="Registration of Wills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provide for the extension of the civil registration service to the registration of certain information regarding wills and for those purposes to revise the law relating to the civil registration service and to provide for related matters." text:name="EN_longtitle"/>
        <text:user-field-decl office:value-type="string" office:string-value="GA_shorttitle_caps" text:name="GA_shorttitle_caps"/>
      </text:user-field-decls>
      <text:p text:style-name="P34"/>
      <text:p text:style-name="Standard"/>
      <text:p text:style-name="graphic_5f_frontpage"/>
      <text:p text:style-name="hr"/>
      <text:p text:style-name="shorttitleirish_5f_frontpage"><text:span text:style-name="bold_5f_noitalic_5f_nounderline"><text:span text:style-name="T5">An Bille um Chlárú Uachtanna, 2016</text:span></text:span></text:p>
      <text:p text:style-name="shorttitleenglish_5f_frontpage"><text:span text:style-name="bold_5f_noitalic_5f_nounderline"><text:span text:style-name="T5">Registration of Wills Bill 2016</text:span></text:span></text:p>
      <text:p text:style-name="P8"/>
      <text:p text:style-name="asinitiated"><text:span text:style-name="bold_5f_noitalic_5f_nounderline"><text:span text:style-name="T6">Mar a tionscnaíodh</text:span></text:span></text:p>
      <text:p text:style-name="asinitiated"><text:span text:style-name="bold_5f_noitalic_5f_nounderline"><text:span text:style-name="T6">As initiated</text:span></text:span></text:p>
      <text:p text:style-name="hr"/>
      <text:p text:style-name="P35"/>
      <text:p text:style-name="hr"/>
      <text:p text:style-name="P17"><text:user-field-get text:name="GA_shorttitle">An Bille um Chlárú Uachtanna, 2016</text:user-field-get></text:p>
      <text:p text:style-name="shorttitleenglish"><text:span text:style-name="bold_5f_noitalic_5f_nounderline"><text:span text:style-name="T2"><text:user-field-get text:name="EN_shorttitle">Registration of Wills Bill 2016</text:user-field-get></text:span></text:span><text:span text:style-name="bold_5f_noitalic_5f_nounderline"><text:span text:style-name="T2"> </text:span></text:span></text:p>
      <text:p text:style-name="hr"/>
      <text:p text:style-name="P6"><text:span text:style-name="nobold_5f_italic_5f_nounderline"><text:user-field-get text:name="GA_DOC_STAGE">Mar a tionscnaíodh</text:user-field-get></text:span></text:p>
      <text:p text:style-name="P9"><text:span text:style-name="nobold_5f_italic_5f_nounderline"><text:user-field-get text:name="EN_DOC_STAGE">As initiated</text:user-field-get></text:span></text:p>
      <text:p text:style-name="hr"/>
      <text:p text:style-name="P7"/>
      <text:p text:style-name="arrangementofsections">CONTENTS</text:p>
      <text:p text:style-name="arrangementofsections"/>
      <text:p text:style-name="tocpartnumber"><text:bookmark-ref text:reference-format="text" text:ref-name="toc_book_1">PART 1</text:bookmark-ref></text:p>
      <text:p text:style-name="tocparttitle"><text:bookmark-ref text:reference-format="text" text:ref-name="toc_book_2">Preliminary and General</text:bookmark-ref></text:p>
      <text:p text:style-name="P31">Section</text:p>
      <text:p text:style-name="tocsectionnumber">1. <text:s/><text:bookmark-ref text:reference-format="text" text:ref-name="toc_book_3">Short title, collective citation and commencement</text:bookmark-ref></text:p>
      <text:p text:style-name="tocsectionnumber">2. <text:s/><text:bookmark-ref text:reference-format="text" text:ref-name="toc_book_4">Interpretation</text:bookmark-ref></text:p>
      <text:p text:style-name="tocsectionnumber">3. <text:s/><text:bookmark-ref text:reference-format="text" text:ref-name="toc_book_5">Regulations</text:bookmark-ref></text:p>
      <text:p text:style-name="tocsectionnumber">4. <text:s/><text:bookmark-ref text:reference-format="text" text:ref-name="toc_book_6">Expenses of Minister and Minister for Finance</text:bookmark-ref></text:p>
      <text:p text:style-name="tocpartnumber"><text:bookmark-ref text:reference-format="text" text:ref-name="toc_book_7">PART 2</text:bookmark-ref></text:p>
      <text:p text:style-name="tocparttitle"><text:bookmark-ref text:reference-format="text" text:ref-name="toc_book_8">Administration</text:bookmark-ref></text:p>
      <text:p text:style-name="tocsectionnumber">5. <text:s/><text:bookmark-ref text:reference-format="text" text:ref-name="toc_book_9">Register</text:bookmark-ref></text:p>
      <text:p text:style-name="tocsectionnumber">6. <text:s/><text:bookmark-ref text:reference-format="text" text:ref-name="toc_book_10">Correction of errors at request of testator</text:bookmark-ref></text:p>
      <text:p text:style-name="tocsectionnumber">7. <text:s/><text:bookmark-ref text:reference-format="text" text:ref-name="toc_book_11">Annual Report</text:bookmark-ref></text:p>
      <text:p text:style-name="tocpartnumber"><text:bookmark-ref text:reference-format="text" text:ref-name="toc_book_12">PART 3</text:bookmark-ref></text:p>
      <text:p text:style-name="tocparttitle"><text:bookmark-ref text:reference-format="text" text:ref-name="toc_book_13">Registration of wills</text:bookmark-ref></text:p>
      <text:p text:style-name="tocsectionnumber">8. <text:s/><text:bookmark-ref text:reference-format="text" text:ref-name="toc_book_14">Definition (Part 3)</text:bookmark-ref></text:p>
      <text:p text:style-name="tocsectionnumber">9. <text:s/><text:bookmark-ref text:reference-format="text" text:ref-name="toc_book_15">Provision of particulars, and registration, of wills</text:bookmark-ref></text:p>
      <text:p text:style-name="tocsectionnumber">10. <text:s/><text:bookmark-ref text:reference-format="text" text:ref-name="toc_book_16">Privacy of will records</text:bookmark-ref></text:p>
      <text:p text:style-name="tocsectionnumber">11. <text:s/><text:bookmark-ref text:reference-format="text" text:ref-name="toc_book_17">Search of register of wills</text:bookmark-ref></text:p>
      <text:p text:style-name="tocsectionnumber">12. <text:s/><text:bookmark-ref text:reference-format="text" text:ref-name="toc_book_18">Registration or non-registration not evidence; not to be used for construction</text:bookmark-ref></text:p>
      <text:p text:style-name="tocpartnumber"><text:bookmark-ref text:reference-format="text" text:ref-name="toc_book_19">PART 4</text:bookmark-ref></text:p>
      <text:p text:style-name="tocparttitle"><text:bookmark-ref text:reference-format="text" text:ref-name="toc_book_20">Amendments to Civil Registration Act 2004</text:bookmark-ref></text:p>
      <text:p text:style-name="tocsectionnumber">13. <text:s/><text:bookmark-ref text:reference-format="text" text:ref-name="toc_book_21">Amendment of section 2 of Act of 2004</text:bookmark-ref></text:p>
      <text:p text:style-name="tocsectionnumber">14. <text:s/><text:bookmark-ref text:reference-format="text" text:ref-name="toc_book_22">Amendment of section 8 of Act of 2004</text:bookmark-ref></text:p>
      <text:p text:style-name="tocsectionnumber"><text:soft-page-break/>15. <text:s/><text:bookmark-ref text:reference-format="text" text:ref-name="toc_book_23">Amendment of section 15 of Act of 2004</text:bookmark-ref></text:p>
      <text:p text:style-name="tocsectionnumber">16. <text:s/><text:bookmark-ref text:reference-format="text" text:ref-name="toc_book_24">Amendment of section 17 of Act of 2004</text:bookmark-ref></text:p>
      <text:p text:style-name="tocsectionnumber">17. <text:s/><text:bookmark-ref text:reference-format="text" text:ref-name="toc_book_25">Amendment of section 60 of Act of 2004</text:bookmark-ref></text:p>
      <text:p text:style-name="tocsectionnumber">18. <text:s/><text:bookmark-ref text:reference-format="text" text:ref-name="toc_book_26">Amendment of section 69 of Act of 2004</text:bookmark-ref></text:p>
      <text:p text:style-name="tocsectionnumber">19. <text:s/><text:bookmark-ref text:reference-format="text" text:ref-name="toc_book_27">Amendment of section 70 of Act of 2004</text:bookmark-ref></text:p>
      <text:p text:style-name="tocschedulenumber"><text:bookmark-ref text:reference-format="text" text:ref-name="toc_book_28">SCHEDULE</text:bookmark-ref></text:p>
      <text:p text:style-name="tocscheduletitle"><text:bookmark-ref text:reference-format="text" text:ref-name="toc_book_29">Particulars to be entered in register of wills</text:bookmark-ref></text:p>
      <text:p text:style-name="P33"/>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10">Acts Referred to</text:p>
          </text:index-title>
          <text:p text:style-name="P16">Civil Registration Act 2004 (No. 3)</text:p>
          <text:p text:style-name="P16">Electronic Commerce Act 2000 (No. 27)</text:p>
          <text:p text:style-name="P16">Social Welfare (Consolidation) Act 1993 (No. 27)</text:p>
          <text:p text:style-name="P16">Succession Act 1965 (No. 27)</text:p>
        </text:index-body>
      </text:alphabetical-index>
      <text:p text:style-name="P12"/>
      <text:p text:style-name="P11"/>
      <text:p text:style-name="hr"/>
      <text:p text:style-name="P17"><text:hidden-text text:condition="ooow:" text:string-value="P7:L1" text:is-hidden="true"/><text:user-field-get text:name="GA_shorttitle">An Bille um Chlárú Uachtanna, 2016</text:user-field-get></text:p>
      <text:p text:style-name="P18"><text:hidden-text text:condition="ooow:" text:string-value="P7:L2" text:is-hidden="true"/><text:span text:style-name="bold_5f_noitalic_5f_nounderline"><text:span text:style-name="T2"><text:user-field-get text:name="EN_shorttitle">Registration of Wills Bill 2016</text:user-field-get></text:span></text:span></text:p>
      <text:p text:style-name="hr"/>
      <text:p text:style-name="bill"><text:hidden-text text:condition="ooow:" text:string-value="P7:L3" text:is-hidden="true"/><text:user-field-get text:name="STATUS">Bill</text:user-field-get></text:p>
      <text:p text:style-name="entitled"><text:hidden-text text:condition="ooow:" text:string-value="P7:L4" text:is-hidden="true"/>entitled</text:p>
      <text:p text:style-name="P14"><text:hidden-text text:condition="ooow:" text:string-value="P7:L5" text:is-hidden="true"/>An Act to provide for the extension of the civil registration service to the registration of <text:hidden-text text:condition="ooow:" text:string-value="P7:L6" text:is-hidden="true"/>certain information regarding wills and for those purposes to revise the law relating to <text:hidden-text text:condition="ooow:" text:string-value="P7:L7" text:is-hidden="true"/>the civil registration service and to provide for related matters.</text:p>
      <text:p text:style-name="enacted"><text:hidden-text text:condition="ooow:" text:string-value="P7:L8" text:is-hidden="true"/>Be it enacted by the Oireachtas as follows:</text:p>
      <text:p text:style-name="partnumber"><text:hidden-text text:condition="ooow:" text:string-value="P7:L9" text:is-hidden="true"/><text:bookmark-start text:name="toc_book_1"/>PART <text:reference-mark-start text:name="partnumber_1"/><text:sequence text:ref-name="refpartnumber0" text:name="partnumber" style:num-format="1">1</text:sequence><text:bookmark-end text:name="toc_book_1"/><text:reference-mark-end text:name="partnumber_1"/></text:p>
      <text:p text:style-name="parttitle"><text:hidden-text text:condition="ooow:" text:string-value="P7:L10" text:is-hidden="true"/><text:bookmark-start text:name="toc_book_2"/>Preliminary and General<text:bookmark-end text:name="toc_book_2"/></text:p>
      <text:p text:style-name="shouldernote"><text:hidden-text text:condition="ooow:" text:string-value="P7:L11" text:is-hidden="true"/><text:bookmark-start text:name="toc_book_3"/>Short title, collective citation and commencement<text:bookmark-end text:name="toc_book_3"/></text:p>
      <text:p text:style-name="subsection"><text:hidden-text text:condition="ooow:" text:string-value="P7:L12" text:is-hidden="true"/><text:reference-mark-start text:name="sectionnumber_1"/><text:span text:style-name="T2"><text:sequence text:ref-name="refsectionnumber0" text:name="sectionnumber" style:num-format="1">1</text:sequence></text:span><text:reference-mark-end text:name="sectionnumber_1"/><text:span text:style-name="T2">.</text:span><text:tab/><text:reference-mark-start text:name="subsectionnumber_1"/>(<text:sequence text:ref-name="refsubsectionnumber0" text:name="subsectionnumber" style:num-format="1">1</text:sequence>)<text:reference-mark-end text:name="subsectionnumber_1"/><text:tab/>This Act may be cited as the Registration of Wills Act 2016.</text:p>
      <text:p text:style-name="subsection"><text:hidden-text text:condition="ooow:" text:string-value="P7:L13" text:is-hidden="true"/><text:tab/><text:reference-mark-start text:name="subsectionnumber_2"/>(<text:sequence text:ref-name="refsubsectionnumber1" text:name="subsectionnumber" text:formula="ooow:subsectionnumber+1" style:num-format="1">2</text:sequence>)<text:reference-mark-end text:name="subsectionnumber_2"/><text:tab/>This Act and the <text:alphabetical-index-mark text:string-value="Civil Registration Act 2004 (No. 3)"/><text:a xlink:type="simple" xlink:href="http://www.irishstatutebook.ie/2004/en/act/pub/0003/index.html">Civil Registration Act 2004</text:a> may be cited together as the Civil <text:hidden-text text:condition="ooow:" text:string-value="P7:L14" text:is-hidden="true"/>Registration Acts 2004 and 2016.</text:p>
      <text:p text:style-name="subsection"><text:hidden-text text:condition="ooow:" text:string-value="P7:L15" text:is-hidden="true"/><text:tab/><text:reference-mark-start text:name="subsectionnumber_29"/>(<text:sequence text:ref-name="refsubsectionnumber2" text:name="subsectionnumber" text:formula="ooow:subsectionnumber+1" style:num-format="1">3</text:sequence>)<text:reference-mark-end text:name="subsectionnumber_29"/><text:tab/>This Act shall come into operation on such day or days as the Minister may appoint <text:hidden-text text:condition="ooow:" text:string-value="P7:L16" text:is-hidden="true"/>by order or orders either generally or with reference to any particular purpose or <text:hidden-text text:condition="ooow:" text:string-value="P7:L17" text:is-hidden="true"/>provision and different days may be so appointed for different purposes or different <text:hidden-text text:condition="ooow:" text:string-value="P7:L18" text:is-hidden="true"/>provisions.</text:p>
      <text:p text:style-name="shouldernote"><text:hidden-text text:condition="ooow:" text:string-value="P7:L19" text:is-hidden="true"/><text:bookmark-start text:name="toc_book_4"/>Interpretation<text:bookmark-end text:name="toc_book_4"/></text:p>
      <text:p text:style-name="subsection"><text:hidden-text text:condition="ooow:" text:string-value="P7:L20" text:is-hidden="true"/><text:reference-mark-start text:name="sectionnumber_3"/><text:span text:style-name="T2"><text:sequence text:ref-name="refsectionnumber1" text:name="sectionnumber" text:formula="ooow:sectionnumber+1" style:num-format="1">2</text:sequence></text:span><text:reference-mark-end text:name="sectionnumber_3"/><text:span text:style-name="T2">.</text:span><text:tab/><text:reference-mark-start text:name="subsectionnumber_3"/>(<text:sequence text:ref-name="refsubsectionnumber3" text:name="subsectionnumber" style:num-format="1">1</text:sequence>)<text:reference-mark-end text:name="subsectionnumber_3"/><text:tab/>In this Act, except where the context otherwise requires—</text:p>
      <text:p text:style-name="subsection"><text:hidden-text text:condition="ooow:" text:string-value="P7:L21" text:is-hidden="true"/><text:tab/><text:tab/>“Act of 1965” means the <text:alphabetical-index-mark text:string-value="Succession Act 1965 (No. 27)"/><text:a xlink:type="simple" xlink:href="http://www.irishstatutebook.ie/1965/en/act/pub/0027/index.html">Succession Act 1965</text:a>;</text:p>
      <text:p text:style-name="subsection"><text:hidden-text text:condition="ooow:" text:string-value="P7:L22" text:is-hidden="true"/><text:tab/><text:tab/>“Act of 2004” means the <text:alphabetical-index-mark text:string-value="Civil Registration Act 2004 (No. 3)"/><text:a xlink:type="simple" xlink:href="http://www.irishstatutebook.ie/2004/en/act/pub/0003/index.html">Civil Registration Act 2004</text:a>;</text:p>
      <text:p text:style-name="subsection"><text:hidden-text text:condition="ooow:" text:string-value="P7:L23" text:is-hidden="true"/><text:tab/><text:tab/>“<text:span text:style-name="T10">Ard</text:span>-<text:span text:style-name="T10">Chláraitheoir</text:span>” shall be construed in accordance with section 7 of the Act of <text:hidden-text text:condition="ooow:" text:string-value="P7:L24" text:is-hidden="true"/>2004;</text:p>
      <text:p text:style-name="subsection"><text:hidden-text text:condition="ooow:" text:string-value="P7:L25" text:is-hidden="true"/><text:tab/><text:tab/>“authorised officer” shall be construed in accordance with section 17(10) of the Act of <text:hidden-text text:condition="ooow:" text:string-value="P7:L26" text:is-hidden="true"/>2004;</text:p>
      <text:p text:style-name="subsection"><text:hidden-text text:condition="ooow:" text:string-value="P7:L27" text:is-hidden="true"/><text:tab/><text:tab/>“Civil Registration Service” shall be construed in accordance with section 8 of the <text:hidden-text text:condition="ooow:" text:string-value="P7:L28" text:is-hidden="true"/>Act of 2004;</text:p>
      <text:p text:style-name="subsection"><text:hidden-text text:condition="ooow:" text:string-value="P7:L29" text:is-hidden="true"/><text:tab/><text:tab/>“Minister” means Minister for Health;</text:p>
      <text:p text:style-name="subsection"><text:soft-page-break/><text:hidden-text text:condition="ooow:" text:string-value="P8:L1" text:is-hidden="true"/><text:tab/><text:tab/>“personal public service number” has the meaning assigned to it by the <text:alphabetical-index-mark text:string-value="Social Welfare (Consolidation) Act 1993 (No. 27)"/><text:a xlink:type="simple" xlink:href="http://www.irishstatutebook.ie/1993/en/act/pub/0027/index.html">Social Welfare </text:a><text:a xlink:type="simple" xlink:href="http://www.irishstatutebook.ie/1993/en/act/pub/0027/index.html"><text:hidden-text text:condition="ooow:" text:string-value="P8:L2" text:is-hidden="true"/></text:a><text:a xlink:type="simple" xlink:href="http://www.irishstatutebook.ie/1993/en/act/pub/0027/index.html">(Consolidation) Act 1993</text:a>;</text:p>
      <text:p text:style-name="subsection"><text:hidden-text text:condition="ooow:" text:string-value="P8:L3" text:is-hidden="true"/><text:tab/><text:tab/>“prescribed” means prescribed by regulations made by the Minister;</text:p>
      <text:p text:style-name="subsection"><text:hidden-text text:condition="ooow:" text:string-value="P8:L4" text:is-hidden="true"/><text:tab/><text:tab/>“qualified informant” in relation to a will, shall be construed in accordance with <text:hidden-text text:condition="ooow:" text:string-value="P8:L5" text:is-hidden="true"/><text:span text:style-name="T3">section</text:span> <text:span text:style-name="T3"><text:reference-ref text:reference-format="text" text:ref-name="sectionnumber_10">9</text:reference-ref></text:span>;</text:p>
      <text:p text:style-name="subsection"><text:hidden-text text:condition="ooow:" text:string-value="P8:L6" text:is-hidden="true"/><text:tab/><text:tab/>“registrar” shall be construed in accordance with section 2 of the Act of 2004 (as <text:hidden-text text:condition="ooow:" text:string-value="P8:L7" text:is-hidden="true"/>amended by <text:span text:style-name="T3">section</text:span> <text:span text:style-name="T3"><text:reference-ref text:reference-format="text" text:ref-name="sectionnumber_14">13</text:reference-ref></text:span>);</text:p>
      <text:p text:style-name="subsection"><text:hidden-text text:condition="ooow:" text:string-value="P8:L8" text:is-hidden="true"/><text:tab/><text:tab/>“the required particulars” means in relation to a will, the particulars specified in the <text:hidden-text text:condition="ooow:" text:string-value="P8:L9" text:is-hidden="true"/><text:span text:style-name="T3">Schedule</text:span>;</text:p>
      <text:p text:style-name="subsection"><text:hidden-text text:condition="ooow:" text:string-value="P8:L10" text:is-hidden="true"/><text:tab/><text:tab/>“signature” includes an electronic signature within the meaning of the <text:alphabetical-index-mark text:string-value="Electronic Commerce Act 2000 (No. 27)"/><text:a xlink:type="simple" xlink:href="http://www.irishstatutebook.ie/2000/en/act/pub/0027/index.html">Electronic </text:a><text:a xlink:type="simple" xlink:href="http://www.irishstatutebook.ie/2000/en/act/pub/0027/index.html"><text:hidden-text text:condition="ooow:" text:string-value="P8:L11" text:is-hidden="true"/></text:a><text:a xlink:type="simple" xlink:href="http://www.irishstatutebook.ie/2000/en/act/pub/0027/index.html">Commerce Act 2000</text:a> and cognate words shall be construed accordingly;</text:p>
      <text:p text:style-name="subsection"><text:hidden-text text:condition="ooow:" text:string-value="P8:L12" text:is-hidden="true"/><text:tab/><text:tab/>“Superintendent Registrar” shall be construed in accordance with section 17 of the <text:hidden-text text:condition="ooow:" text:string-value="P8:L13" text:is-hidden="true"/>Act of 2004;</text:p>
      <text:p text:style-name="subsection"><text:hidden-text text:condition="ooow:" text:string-value="P8:L14" text:is-hidden="true"/><text:tab/><text:tab/>“will” shall be construed in accordance with section 3 of the Act of 1965.</text:p>
      <text:p text:style-name="subsection"><text:hidden-text text:condition="ooow:" text:string-value="P8:L15" text:is-hidden="true"/><text:tab/><text:reference-mark-start text:name="subsectionnumber_4"/>(<text:sequence text:ref-name="refsubsectionnumber4" text:name="subsectionnumber" text:formula="ooow:subsectionnumber+1" style:num-format="1">2</text:sequence>)<text:reference-mark-end text:name="subsectionnumber_4"/><text:tab/>In this Act⁠—</text:p>
      <text:p text:style-name="paragraph"><text:hidden-text text:condition="ooow:" text:string-value="P8:L16" text:is-hidden="true"/><text:tab/><text:reference-mark-start text:name="paragraphnumber_1"/>(<text:sequence text:ref-name="refparagraphnumber0" text:name="paragraphnumber" text:formula="ooow:1" style:num-format="a">a</text:sequence>)<text:reference-mark-end text:name="paragraphnumber_1"/><text:tab/>a reference to a <text:span text:style-name="T10">section, Part or Schedule is a reference to a section, Part or </text:span><text:span text:style-name="T10"><text:hidden-text text:condition="ooow:" text:string-value="P8:L17" text:is-hidden="true"/></text:span><text:span text:style-name="T10">Schedule</text:span> of or to this Act, unless it is indicated that a reference to some other <text:hidden-text text:condition="ooow:" text:string-value="P8:L18" text:is-hidden="true"/>provision is intended,</text:p>
      <text:p text:style-name="paragraph"><text:hidden-text text:condition="ooow:" text:string-value="P8:L19" text:is-hidden="true"/><text:tab/><text:reference-mark-start text:name="paragraphnumber_2"/>(<text:sequence text:ref-name="refparagraphnumber1" text:name="paragraphnumber" text:formula="ooow:paragraphnumber+1" style:num-format="a">b</text:sequence>)<text:reference-mark-end text:name="paragraphnumber_2"/><text:tab/>a reference to a <text:span text:style-name="T10">subsection, paragraph or subparagraph is a reference to the </text:span><text:span text:style-name="T10"><text:hidden-text text:condition="ooow:" text:string-value="P8:L20" text:is-hidden="true"/></text:span><text:span text:style-name="T10">subsection, paragraph or subparagraph</text:span> of the provision in which the reference <text:hidden-text text:condition="ooow:" text:string-value="P8:L21" text:is-hidden="true"/>occurs unless it is indicated that a reference to some other provision is intended,</text:p>
      <text:p text:style-name="paragraph"><text:hidden-text text:condition="ooow:" text:string-value="P8:L22" text:is-hidden="true"/><text:tab/><text:reference-mark-start text:name="paragraphnumber_3"/>(<text:sequence text:ref-name="refparagraphnumber2" text:name="paragraphnumber" text:formula="ooow:paragraphnumber+1" style:num-format="a">c</text:sequence>)<text:reference-mark-end text:name="paragraphnumber_3"/><text:tab/>a reference to any enactment or instrument made under statute is a reference to <text:hidden-text text:condition="ooow:" text:string-value="P8:L23" text:is-hidden="true"/>that enactment or instrument as amended, adapted or extended at any time by any <text:hidden-text text:condition="ooow:" text:string-value="P8:L24" text:is-hidden="true"/>enactment or instrument made under statute.</text:p>
      <text:p text:style-name="shouldernote"><text:hidden-text text:condition="ooow:" text:string-value="P8:L25" text:is-hidden="true"/><text:bookmark-start text:name="toc_book_5"/>Regulations<text:bookmark-end text:name="toc_book_5"/></text:p>
      <text:p text:style-name="subsection"><text:hidden-text text:condition="ooow:" text:string-value="P8:L26" text:is-hidden="true"/><text:reference-mark-start text:name="sectionnumber_4"/><text:span text:style-name="T2"><text:sequence text:ref-name="refsectionnumber2" text:name="sectionnumber" text:formula="ooow:sectionnumber+1" style:num-format="1">3</text:sequence></text:span><text:reference-mark-end text:name="sectionnumber_4"/><text:span text:style-name="T2">.</text:span><text:tab/><text:reference-mark-start text:name="subsectionnumber_5"/>(<text:sequence text:ref-name="refsubsectionnumber5" text:name="subsectionnumber" style:num-format="1">1</text:sequence>)<text:reference-mark-end text:name="subsectionnumber_5"/><text:tab/>The Minister may make regulations⁠—</text:p>
      <text:p text:style-name="paragraph"><text:hidden-text text:condition="ooow:" text:string-value="P8:L27" text:is-hidden="true"/><text:tab/><text:reference-mark-start text:name="paragraphnumber_4"/>(<text:sequence text:ref-name="refparagraphnumber3" text:name="paragraphnumber" text:formula="ooow:1" style:num-format="a">a</text:sequence>)<text:reference-mark-end text:name="paragraphnumber_4"/><text:tab/>for any purpose in relation to which regulations are provided for by any of the <text:hidden-text text:condition="ooow:" text:string-value="P8:L28" text:is-hidden="true"/>provisions of this Act,</text:p>
      <text:p text:style-name="paragraph"><text:hidden-text text:condition="ooow:" text:string-value="P8:L29" text:is-hidden="true"/><text:tab/><text:reference-mark-start text:name="paragraphnumber_5"/>(<text:sequence text:ref-name="refparagraphnumber4" text:name="paragraphnumber" text:formula="ooow:paragraphnumber+1" style:num-format="a">b</text:sequence>)<text:reference-mark-end text:name="paragraphnumber_5"/><text:tab/>for prescribing any matter or thing referred to in this Act as prescribed or to be <text:hidden-text text:condition="ooow:" text:string-value="P8:L30" text:is-hidden="true"/>prescribed,</text:p>
      <text:p text:style-name="paragraph"><text:hidden-text text:condition="ooow:" text:string-value="P8:L31" text:is-hidden="true"/><text:tab/><text:reference-mark-start text:name="paragraphnumber_6"/>(<text:sequence text:ref-name="refparagraphnumber5" text:name="paragraphnumber" text:formula="ooow:paragraphnumber+1" style:num-format="a">c</text:sequence>)<text:reference-mark-end text:name="paragraphnumber_6"/><text:tab/>generally for the purpose of giving effect to this Act.</text:p>
      <text:p text:style-name="subsection"><text:hidden-text text:condition="ooow:" text:string-value="P8:L32" text:is-hidden="true"/><text:tab/><text:reference-mark-start text:name="subsectionnumber_6"/>(<text:sequence text:ref-name="refsubsectionnumber6" text:name="subsectionnumber" text:formula="ooow:subsectionnumber+1" style:num-format="1">2</text:sequence>)<text:reference-mark-end text:name="subsectionnumber_6"/><text:tab/>If in any respect any difficulty arises during the period of two years from the <text:hidden-text text:condition="ooow:" text:string-value="P8:L33" text:is-hidden="true"/>commencement of this section in bringing this Act into operation, the Minister may, <text:hidden-text text:condition="ooow:" text:string-value="P8:L34" text:is-hidden="true"/>by regulations made by him or her, do anything which appears to be necessary or <text:hidden-text text:condition="ooow:" text:string-value="P8:L35" text:is-hidden="true"/>expedient for bringing this Act into operation.</text:p>
      <text:p text:style-name="subsection"><text:hidden-text text:condition="ooow:" text:string-value="P8:L36" text:is-hidden="true"/><text:tab/><text:reference-mark-start text:name="subsectionnumber_7"/>(<text:sequence text:ref-name="refsubsectionnumber7" text:name="subsectionnumber" text:formula="ooow:subsectionnumber+1" style:num-format="1">3</text:sequence>)<text:reference-mark-end text:name="subsectionnumber_7"/><text:tab/>A regulation under this section may contain such consequential, supplementary and <text:hidden-text text:condition="ooow:" text:string-value="P8:L37" text:is-hidden="true"/>ancillary provisions as the Minister considers necessary or expedient.</text:p>
      <text:p text:style-name="subsection"><text:hidden-text text:condition="ooow:" text:string-value="P8:L38" text:is-hidden="true"/><text:tab/><text:reference-mark-start text:name="subsectionnumber_8"/>(<text:sequence text:ref-name="refsubsectionnumber8" text:name="subsectionnumber" text:formula="ooow:subsectionnumber+1" style:num-format="1">4</text:sequence>)<text:reference-mark-end text:name="subsectionnumber_8"/><text:tab/>A regulation under this section shall be laid before each House of the Oireachtas as <text:hidden-text text:condition="ooow:" text:string-value="P8:L39" text:is-hidden="true"/>soon as may be after it is made and, if a resolution annulling the regulation is passed <text:soft-page-break/><text:hidden-text text:condition="ooow:" text:string-value="P9:L1" text:is-hidden="true"/>by either such House within the next 21 days on which that House has sat after the <text:hidden-text text:condition="ooow:" text:string-value="P9:L2" text:is-hidden="true"/>regulation is laid before it, the regulation shall be annulled accordingly, but without <text:hidden-text text:condition="ooow:" text:string-value="P9:L3" text:is-hidden="true"/>prejudice to the validity of anything previously done thereunder.</text:p>
      <text:p text:style-name="shouldernote"><text:hidden-text text:condition="ooow:" text:string-value="P9:L4" text:is-hidden="true"/><text:bookmark-start text:name="toc_book_6"/>Expenses of Minister and Minister for Finance<text:bookmark-end text:name="toc_book_6"/></text:p>
      <text:p text:style-name="subsection"><text:hidden-text text:condition="ooow:" text:string-value="P9:L5" text:is-hidden="true"/><text:reference-mark-start text:name="sectionnumber_5"/><text:span text:style-name="T2"><text:sequence text:ref-name="refsectionnumber3" text:name="sectionnumber" text:formula="ooow:sectionnumber+1" style:num-format="1">4</text:sequence></text:span><text:reference-mark-end text:name="sectionnumber_5"/><text:span text:style-name="T2">.</text:span><text:tab/><text:reference-mark-start text:name="subsectionnumber_9"/>(<text:sequence text:ref-name="refsubsectionnumber9" text:name="subsectionnumber" style:num-format="1">1</text:sequence>)<text:reference-mark-end text:name="subsectionnumber_9"/><text:tab/>The expenses incurred by the Minister in the administration of this Act shall, to such <text:hidden-text text:condition="ooow:" text:string-value="P9:L6" text:is-hidden="true"/>extent as may be sanctioned by the Minister for Finance, be paid out of moneys <text:hidden-text text:condition="ooow:" text:string-value="P9:L7" text:is-hidden="true"/>provided by the Oireachtas.</text:p>
      <text:p text:style-name="subsection"><text:hidden-text text:condition="ooow:" text:string-value="P9:L8" text:is-hidden="true"/><text:tab/><text:reference-mark-start text:name="subsectionnumber_10"/>(<text:sequence text:ref-name="refsubsectionnumber10" text:name="subsectionnumber" text:formula="ooow:subsectionnumber+1" style:num-format="1">2</text:sequence>)<text:reference-mark-end text:name="subsectionnumber_10"/><text:tab/>The expenses incurred by the Minister for Finance in the administration of this Act <text:hidden-text text:condition="ooow:" text:string-value="P9:L9" text:is-hidden="true"/>shall be paid out of moneys provided by the Oireachtas.</text:p>
      <text:p text:style-name="partnumber"><text:hidden-text text:condition="ooow:" text:string-value="P9:L10" text:is-hidden="true"/><text:bookmark-start text:name="toc_book_7"/>PART <text:reference-mark-start text:name="partnumber_2"/><text:sequence text:ref-name="refpartnumber1" text:name="partnumber" text:formula="ooow:partnumber+1" style:num-format="1">2</text:sequence><text:bookmark-end text:name="toc_book_7"/><text:reference-mark-end text:name="partnumber_2"/></text:p>
      <text:p text:style-name="parttitle"><text:hidden-text text:condition="ooow:" text:string-value="P9:L11" text:is-hidden="true"/><text:bookmark-start text:name="toc_book_8"/>Administration<text:bookmark-end text:name="toc_book_8"/></text:p>
      <text:p text:style-name="shouldernote"><text:hidden-text text:condition="ooow:" text:string-value="P9:L12" text:is-hidden="true"/><text:bookmark-start text:name="toc_book_9"/>Register<text:bookmark-end text:name="toc_book_9"/></text:p>
      <text:p text:style-name="subsection"><text:hidden-text text:condition="ooow:" text:string-value="P9:L13" text:is-hidden="true"/><text:reference-mark-start text:name="sectionnumber_6"/><text:span text:style-name="T2"><text:sequence text:ref-name="refsectionnumber4" text:name="sectionnumber" text:formula="ooow:sectionnumber+1" style:num-format="1">5</text:sequence></text:span><text:reference-mark-end text:name="sectionnumber_6"/><text:span text:style-name="T2">.</text:span><text:tab/><text:reference-mark-start text:name="subsectionnumber_11"/>(<text:sequence text:ref-name="refsubsectionnumber11" text:name="subsectionnumber" style:num-format="1">1</text:sequence>)<text:reference-mark-end text:name="subsectionnumber_11"/><text:tab/>There shall be established, where appropriate, and maintained by <text:span text:style-name="T4">an tArd</text:span>-<text:hidden-text text:condition="ooow:" text:string-value="P9:L14" text:is-hidden="true"/><text:span text:style-name="T4">Chláraitheoir</text:span> a register of wills (which shall be known, and is referred to in this Act, <text:hidden-text text:condition="ooow:" text:string-value="P9:L15" text:is-hidden="true"/>as the “register of wills”).</text:p>
      <text:p text:style-name="subsection"><text:hidden-text text:condition="ooow:" text:string-value="P9:L16" text:is-hidden="true"/><text:tab/><text:reference-mark-start text:name="subsectionnumber_12"/>(<text:sequence text:ref-name="refsubsectionnumber12" text:name="subsectionnumber" text:formula="ooow:subsectionnumber+1" style:num-format="1">2</text:sequence>)<text:reference-mark-end text:name="subsectionnumber_12"/><text:tab/>A register of wills may be maintained in any legible form or in any other form that is <text:hidden-text text:condition="ooow:" text:string-value="P9:L17" text:is-hidden="true"/>capable of being converted into a legible form and of being used to make a legible <text:hidden-text text:condition="ooow:" text:string-value="P9:L18" text:is-hidden="true"/>copy or reproduction of an entry in the register.</text:p>
      <text:p text:style-name="subsection"><text:hidden-text text:condition="ooow:" text:string-value="P9:L19" text:is-hidden="true"/><text:tab/><text:reference-mark-start text:name="subsectionnumber_13"/>(<text:sequence text:ref-name="refsubsectionnumber13" text:name="subsectionnumber" text:formula="ooow:subsectionnumber+1" style:num-format="1">3</text:sequence>)<text:reference-mark-end text:name="subsectionnumber_13"/><text:tab/>Evidence of an entry in a register of wills and of the facts stated therein may be given <text:hidden-text text:condition="ooow:" text:string-value="P9:L20" text:is-hidden="true"/>by the production of a document purporting to be a legible copy of the entry and to be <text:hidden-text text:condition="ooow:" text:string-value="P9:L21" text:is-hidden="true"/>certified to be a true copy by <text:span text:style-name="T4">an</text:span> <text:span text:style-name="T4">tArd-Chláraitheoir</text:span>, a person authorised in that behalf <text:hidden-text text:condition="ooow:" text:string-value="P9:L22" text:is-hidden="true"/>by <text:span text:style-name="T4">an</text:span> <text:span text:style-name="T4">tArd-Chláraitheoir</text:span>, a Superintendent Registrar, an authorised officer or a <text:hidden-text text:condition="ooow:" text:string-value="P9:L23" text:is-hidden="true"/>registrar.</text:p>
      <text:p text:style-name="shouldernote"><text:hidden-text text:condition="ooow:" text:string-value="P9:L24" text:is-hidden="true"/><text:bookmark-start text:name="toc_book_10"/>Correction of errors at request of testator<text:bookmark-end text:name="toc_book_10"/></text:p>
      <text:p text:style-name="section"><text:hidden-text text:condition="ooow:" text:string-value="P9:L25" text:is-hidden="true"/><text:reference-mark-start text:name="sectionnumber_7"/><text:span text:style-name="T2"><text:sequence text:ref-name="refsectionnumber5" text:name="sectionnumber" text:formula="ooow:sectionnumber+1" style:num-format="1">6</text:sequence></text:span><text:reference-mark-end text:name="sectionnumber_7"/><text:span text:style-name="T2">.</text:span><text:tab/>On the application in that behalf by a person, who made a will referred to in an entry in <text:hidden-text text:condition="ooow:" text:string-value="P9:L26" text:is-hidden="true"/>the register of wills, to <text:span text:style-name="T4">an</text:span> <text:span text:style-name="T4">tArd-Chláraitheoir</text:span> in writing a correction or addition to that <text:hidden-text text:condition="ooow:" text:string-value="P9:L27" text:is-hidden="true"/>entry in the register of wills may, if <text:span text:style-name="T4">an</text:span> <text:span text:style-name="T4">tArd-Chláraitheoir</text:span> so directs, be made by but <text:hidden-text text:condition="ooow:" text:string-value="P9:L28" text:is-hidden="true"/>only by a person authorised in that behalf by him or her.</text:p>
      <text:p text:style-name="shouldernote"><text:hidden-text text:condition="ooow:" text:string-value="P9:L29" text:is-hidden="true"/><text:bookmark-start text:name="toc_book_11"/>Annual Report<text:bookmark-end text:name="toc_book_11"/></text:p>
      <text:p text:style-name="subsection"><text:hidden-text text:condition="ooow:" text:string-value="P9:L30" text:is-hidden="true"/><text:reference-mark-start text:name="sectionnumber_8"/><text:span text:style-name="T2"><text:sequence text:ref-name="refsectionnumber6" text:name="sectionnumber" text:formula="ooow:sectionnumber+1" style:num-format="1">7</text:sequence></text:span><text:reference-mark-end text:name="sectionnumber_8"/><text:span text:style-name="T2">.</text:span><text:tab/><text:reference-mark-start text:name="subsectionnumber_14"/>(<text:sequence text:ref-name="refsubsectionnumber14" text:name="subsectionnumber" style:num-format="1">1</text:sequence>)<text:reference-mark-end text:name="subsectionnumber_14"/><text:tab/><text:span text:style-name="T4">An</text:span> <text:span text:style-name="T4">tArd-Chláraitheoir</text:span> shall, not later than 30 June in each year, beginning with the <text:hidden-text text:condition="ooow:" text:string-value="P9:L31" text:is-hidden="true"/>year 2016, prepare a report in writing (in this section referred to as “the report”) on <text:hidden-text text:condition="ooow:" text:string-value="P9:L32" text:is-hidden="true"/>the operation of this Act in the preceding year and shall furnish a copy of it to the <text:hidden-text text:condition="ooow:" text:string-value="P9:L33" text:is-hidden="true"/>Minister.</text:p>
      <text:p text:style-name="subsection"><text:hidden-text text:condition="ooow:" text:string-value="P9:L34" text:is-hidden="true"/><text:tab/><text:reference-mark-start text:name="subsectionnumber_15"/>(<text:sequence text:ref-name="refsubsectionnumber15" text:name="subsectionnumber" text:formula="ooow:subsectionnumber+1" style:num-format="1">2</text:sequence>)<text:reference-mark-end text:name="subsectionnumber_15"/><text:tab/>The report shall, if the Minister so directs, include information in such form and <text:hidden-text text:condition="ooow:" text:string-value="P9:L35" text:is-hidden="true"/>regarding such matters as he or she may specify.</text:p>
      <text:p text:style-name="subsection"><text:hidden-text text:condition="ooow:" text:string-value="P9:L36" text:is-hidden="true"/><text:tab/><text:reference-mark-start text:name="subsectionnumber_16"/>(<text:sequence text:ref-name="refsubsectionnumber16" text:name="subsectionnumber" text:formula="ooow:subsectionnumber+1" style:num-format="1">3</text:sequence>)<text:reference-mark-end text:name="subsectionnumber_16"/><text:tab/>The Minister shall cause copies of the report to be laid before each House of the <text:soft-page-break/><text:hidden-text text:condition="ooow:" text:string-value="P10:L1" text:is-hidden="true"/>Oireachtas.</text:p>
      <text:p text:style-name="partnumber"><text:hidden-text text:condition="ooow:" text:string-value="P10:L2" text:is-hidden="true"/><text:bookmark-start text:name="toc_book_12"/>PART <text:reference-mark-start text:name="partnumber_3"/><text:sequence text:ref-name="refpartnumber2" text:name="partnumber" text:formula="ooow:partnumber+1" style:num-format="1">3</text:sequence><text:bookmark-end text:name="toc_book_12"/><text:reference-mark-end text:name="partnumber_3"/></text:p>
      <text:p text:style-name="parttitle"><text:hidden-text text:condition="ooow:" text:string-value="P10:L3" text:is-hidden="true"/><text:bookmark-start text:name="toc_book_13"/>Registration of wills<text:bookmark-end text:name="toc_book_13"/></text:p>
      <text:p text:style-name="shouldernote"><text:hidden-text text:condition="ooow:" text:string-value="P10:L4" text:is-hidden="true"/><text:bookmark-start text:name="toc_book_14"/>Definition (<text:span text:style-name="T4">Part</text:span> <text:span text:style-name="T3"><text:reference-ref text:reference-format="text" text:ref-name="partnumber_3">3</text:reference-ref></text:span>)<text:bookmark-end text:name="toc_book_14"/></text:p>
      <text:p text:style-name="section"><text:hidden-text text:condition="ooow:" text:string-value="P10:L5" text:is-hidden="true"/><text:reference-mark-start text:name="sectionnumber_9"/><text:span text:style-name="T2"><text:sequence text:ref-name="refsectionnumber7" text:name="sectionnumber" text:formula="ooow:sectionnumber+1" style:num-format="1">8</text:sequence></text:span><text:reference-mark-end text:name="sectionnumber_9"/><text:span text:style-name="T2">.</text:span><text:tab/>In this Part, “the register” means the register of wills, and cognate words shall be <text:hidden-text text:condition="ooow:" text:string-value="P10:L6" text:is-hidden="true"/>construed accordingly.</text:p>
      <text:p text:style-name="shouldernote"><text:hidden-text text:condition="ooow:" text:string-value="P10:L7" text:is-hidden="true"/><text:bookmark-start text:name="toc_book_15"/>Provision of particulars, and registration, of wills<text:bookmark-end text:name="toc_book_15"/></text:p>
      <text:p text:style-name="subsection"><text:hidden-text text:condition="ooow:" text:string-value="P10:L8" text:is-hidden="true"/><text:reference-mark-start text:name="sectionnumber_10"/><text:span text:style-name="T2"><text:sequence text:ref-name="refsectionnumber8" text:name="sectionnumber" text:formula="ooow:sectionnumber+1" style:num-format="1">9</text:sequence></text:span><text:reference-mark-end text:name="sectionnumber_10"/><text:span text:style-name="T2">.</text:span><text:tab/><text:reference-mark-start text:name="subsectionnumber_17"/>(<text:sequence text:ref-name="refsubsectionnumber17" text:name="subsectionnumber" style:num-format="1">1</text:sequence>)<text:reference-mark-end text:name="subsectionnumber_17"/><text:tab/>Subject to the provisions of this Part, when a person has made a will, whether before <text:hidden-text text:condition="ooow:" text:string-value="P10:L9" text:is-hidden="true"/>or after the commencement of this section, any qualified informant may register that <text:hidden-text text:condition="ooow:" text:string-value="P10:L10" text:is-hidden="true"/>will by⁠—</text:p>
      <text:p text:style-name="paragraph"><text:hidden-text text:condition="ooow:" text:string-value="P10:L11" text:is-hidden="true"/><text:tab/><text:reference-mark-start text:name="paragraphnumber_7"/>(<text:sequence text:ref-name="refparagraphnumber6" text:name="paragraphnumber" text:formula="ooow:1" style:num-format="a">a</text:sequence>)<text:reference-mark-end text:name="paragraphnumber_7"/><text:tab/>attending before any registrar,</text:p>
      <text:p text:style-name="paragraph"><text:hidden-text text:condition="ooow:" text:string-value="P10:L12" text:is-hidden="true"/><text:tab/><text:reference-mark-start text:name="paragraphnumber_8"/>(<text:sequence text:ref-name="refparagraphnumber7" text:name="paragraphnumber" text:formula="ooow:paragraphnumber+1" style:num-format="a">b</text:sequence>)<text:reference-mark-end text:name="paragraphnumber_8"/><text:tab/>giving to the registrar, to the best of his or her knowledge and belief, the required <text:hidden-text text:condition="ooow:" text:string-value="P10:L13" text:is-hidden="true"/>particulars of the will specified in the <text:span text:style-name="T3">Schedule</text:span>, and</text:p>
      <text:p text:style-name="paragraph"><text:hidden-text text:condition="ooow:" text:string-value="P10:L14" text:is-hidden="true"/><text:tab/><text:reference-mark-start text:name="paragraphnumber_9"/>(<text:sequence text:ref-name="refparagraphnumber8" text:name="paragraphnumber" text:formula="ooow:paragraphnumber+1" style:num-format="a">c</text:sequence>)<text:reference-mark-end text:name="paragraphnumber_9"/><text:tab/>signing the register in the presence of the registrar.</text:p>
      <text:p text:style-name="subsection"><text:hidden-text text:condition="ooow:" text:string-value="P10:L15" text:is-hidden="true"/><text:tab/><text:reference-mark-start text:name="subsectionnumber_18"/>(<text:sequence text:ref-name="refsubsectionnumber18" text:name="subsectionnumber" text:formula="ooow:subsectionnumber+1" style:num-format="1">2</text:sequence>)<text:reference-mark-end text:name="subsectionnumber_18"/><text:tab/>Where <text:span text:style-name="T3">paragraphs</text:span> <text:span text:style-name="T3"><text:reference-ref text:reference-format="text" text:ref-name="paragraphnumber_7">(a)</text:reference-ref></text:span> to <text:span text:style-name="T3"><text:reference-ref text:reference-format="text" text:ref-name="paragraphnumber_9">(c)</text:reference-ref></text:span> of <text:span text:style-name="T3">subsection</text:span> <text:span text:style-name="T3"><text:reference-ref text:reference-format="text" text:ref-name="subsectionnumber_17">(1)</text:reference-ref></text:span> have been complied with in relation to <text:hidden-text text:condition="ooow:" text:string-value="P10:L16" text:is-hidden="true"/>a will, the registrar concerned shall register the will in such manner as <text:span text:style-name="T4">an</text:span> <text:span text:style-name="T4">tArd</text:span>-<text:hidden-text text:condition="ooow:" text:string-value="P10:L17" text:is-hidden="true"/><text:span text:style-name="T4">Chláraitheoir</text:span> may direct.</text:p>
      <text:p text:style-name="subsection"><text:hidden-text text:condition="ooow:" text:string-value="P10:L18" text:is-hidden="true"/><text:tab/><text:reference-mark-start text:name="subsectionnumber_19"/>(<text:sequence text:ref-name="refsubsectionnumber19" text:name="subsectionnumber" text:formula="ooow:subsectionnumber+1" style:num-format="1">3</text:sequence>)<text:reference-mark-end text:name="subsectionnumber_19"/><text:tab/>One or more wills, including codicils, made by the same testator may be registered or <text:hidden-text text:condition="ooow:" text:string-value="P10:L19" text:is-hidden="true"/>re-registered under this section.</text:p>
      <text:p text:style-name="subsection"><text:hidden-text text:condition="ooow:" text:string-value="P10:L20" text:is-hidden="true"/><text:tab/><text:reference-mark-start text:name="subsectionnumber_20"/>(<text:sequence text:ref-name="refsubsectionnumber20" text:name="subsectionnumber" text:formula="ooow:subsectionnumber+1" style:num-format="1">4</text:sequence>)<text:reference-mark-end text:name="subsectionnumber_20"/><text:tab/>In this section “qualified informant”, in relation to a will, means the person who made <text:hidden-text text:condition="ooow:" text:string-value="P10:L21" text:is-hidden="true"/>that will or a solicitor instructed to register the will by the person who made that will.</text:p>
      <text:p text:style-name="subsection"><text:hidden-text text:condition="ooow:" text:string-value="P10:L22" text:is-hidden="true"/><text:tab/><text:reference-mark-start text:name="subsectionnumber_21"/>(<text:sequence text:ref-name="refsubsectionnumber21" text:name="subsectionnumber" text:formula="ooow:subsectionnumber+1" style:num-format="1">5</text:sequence>)<text:reference-mark-end text:name="subsectionnumber_21"/><text:tab/>Subject to <text:span text:style-name="T3">section</text:span> <text:span text:style-name="T3"><text:reference-ref text:reference-format="text" text:ref-name="sectionnumber_7">6</text:reference-ref></text:span>, when the will is registered pursuant to this section, that <text:hidden-text text:condition="ooow:" text:string-value="P10:L23" text:is-hidden="true"/>registration shall subsist notwithstanding any further registrations pursuant to <text:hidden-text text:condition="ooow:" text:string-value="P10:L24" text:is-hidden="true"/><text:span text:style-name="T3">subsection</text:span> <text:span text:style-name="T3"><text:reference-ref text:reference-format="text" text:ref-name="subsectionnumber_19">(3)</text:reference-ref></text:span>.</text:p>
      <text:p text:style-name="shouldernote"><text:hidden-text text:condition="ooow:" text:string-value="P10:L25" text:is-hidden="true"/><text:bookmark-start text:name="toc_book_16"/>Privacy of will records<text:bookmark-end text:name="toc_book_16"/></text:p>
      <text:p text:style-name="subsection"><text:hidden-text text:condition="ooow:" text:string-value="P10:L26" text:is-hidden="true"/><text:reference-mark-start text:name="sectionnumber_11"/><text:span text:style-name="T2"><text:sequence text:ref-name="refsectionnumber9" text:name="sectionnumber" text:formula="ooow:sectionnumber+1" style:num-format="1">10</text:sequence></text:span><text:reference-mark-end text:name="sectionnumber_11"/><text:span text:style-name="T2">.</text:span><text:tab/><text:reference-mark-start text:name="subsectionnumber_22"/>(<text:sequence text:ref-name="refsubsectionnumber22" text:name="subsectionnumber" style:num-format="1">1</text:sequence>)<text:reference-mark-end text:name="subsectionnumber_22"/><text:tab/>No person other than <text:span text:style-name="T4">an</text:span> <text:span text:style-name="T4">tArd-Chláraitheoir</text:span> or a person authorised in that behalf by <text:hidden-text text:condition="ooow:" text:string-value="P10:L27" text:is-hidden="true"/><text:span text:style-name="T4">an</text:span> <text:span text:style-name="T4">tArd-Chláraitheoir</text:span> shall be entitled to search the register or an index relating to the <text:hidden-text text:condition="ooow:" text:string-value="P10:L28" text:is-hidden="true"/>register.</text:p>
      <text:p text:style-name="subsection"><text:hidden-text text:condition="ooow:" text:string-value="P10:L29" text:is-hidden="true"/><text:tab/><text:reference-mark-start text:name="subsectionnumber_23"/>(<text:sequence text:ref-name="refsubsectionnumber23" text:name="subsectionnumber" text:formula="ooow:subsectionnumber+1" style:num-format="1">2</text:sequence>)<text:reference-mark-end text:name="subsectionnumber_23"/><text:tab/>No information from the register or an index relating to the register shall be given to <text:hidden-text text:condition="ooow:" text:string-value="P10:L30" text:is-hidden="true"/>any person except as provided under <text:span text:style-name="T3">section</text:span> <text:span text:style-name="T3"><text:reference-ref text:reference-format="text" text:ref-name="sectionnumber_12">11</text:reference-ref></text:span>.</text:p>
      <text:p text:style-name="shouldernote"><text:hidden-text text:condition="ooow:" text:string-value="P10:L31" text:is-hidden="true"/><text:bookmark-start text:name="toc_book_17"/>Search of register of wills<text:bookmark-end text:name="toc_book_17"/></text:p>
      <text:p text:style-name="subsection"><text:hidden-text text:condition="ooow:" text:string-value="P10:L32" text:is-hidden="true"/><text:reference-mark-start text:name="sectionnumber_12"/><text:span text:style-name="T2"><text:sequence text:ref-name="refsectionnumber10" text:name="sectionnumber" text:formula="ooow:sectionnumber+1" style:num-format="1">11</text:sequence></text:span><text:reference-mark-end text:name="sectionnumber_12"/><text:span text:style-name="T2">.</text:span><text:tab/><text:reference-mark-start text:name="subsectionnumber_24"/>(<text:sequence text:ref-name="refsubsectionnumber24" text:name="subsectionnumber" style:num-format="1">1</text:sequence>)<text:reference-mark-end text:name="subsectionnumber_24"/><text:tab/>Subject to <text:span text:style-name="T3">subsections</text:span> <text:span text:style-name="T3"><text:reference-ref text:reference-format="text" text:ref-name="subsectionnumber_25">(2)</text:reference-ref></text:span> and <text:span text:style-name="T3"><text:reference-ref text:reference-format="text" text:ref-name="subsectionnumber_26">(3)</text:reference-ref></text:span>, <text:span text:style-name="T4">an</text:span> <text:span text:style-name="T4">tArd-Chláraitheoir</text:span> or a member of his or her <text:hidden-text text:condition="ooow:" text:string-value="P10:L33" text:is-hidden="true"/>staff authorised by him or her in that behalf shall, on application by a person (“the <text:hidden-text text:condition="ooow:" text:string-value="P10:L34" text:is-hidden="true"/>applicant”) to him or her in that behalf in writing and⁠—</text:p>
      <text:p text:style-name="paragraph"><text:soft-page-break/><text:hidden-text text:condition="ooow:" text:string-value="P11:L1" text:is-hidden="true"/><text:tab/><text:reference-mark-start text:name="paragraphnumber_10"/>(<text:sequence text:ref-name="refparagraphnumber9" text:name="paragraphnumber" text:formula="ooow:1" style:num-format="a">a</text:sequence>)<text:reference-mark-end text:name="paragraphnumber_10"/><text:tab/>on payment to him or her of the prescribed fee, search the register and the <text:hidden-text text:condition="ooow:" text:string-value="P11:L2" text:is-hidden="true"/>indexes thereto, as are specified in the application, or</text:p>
      <text:p text:style-name="paragraph"><text:hidden-text text:condition="ooow:" text:string-value="P11:L3" text:is-hidden="true"/><text:tab/><text:reference-mark-start text:name="paragraphnumber_11"/>(<text:sequence text:ref-name="refparagraphnumber10" text:name="paragraphnumber" text:formula="ooow:paragraphnumber+1" style:num-format="a">b</text:sequence>)<text:reference-mark-end text:name="paragraphnumber_11"/><text:tab/>on payment to him or her of the prescribed fee, give the person⁠—</text:p>
      <text:p text:style-name="subparagraph"><text:hidden-text text:condition="ooow:" text:string-value="P11:L4" text:is-hidden="true"/><text:tab/><text:reference-mark-start text:name="subparagraphnumber_1"/>(<text:sequence text:ref-name="refsubparagraphnumber0" text:name="subparagraphnumber" text:formula="ooow:1" style:num-format="i">i</text:sequence>)<text:reference-mark-end text:name="subparagraphnumber_1"/><text:tab/>a copy, certified by him or her to be a true copy, or</text:p>
      <text:p text:style-name="subparagraph"><text:hidden-text text:condition="ooow:" text:string-value="P11:L5" text:is-hidden="true"/><text:tab/><text:reference-mark-start text:name="subparagraphnumber_2"/>(<text:sequence text:ref-name="refsubparagraphnumber1" text:name="subparagraphnumber" text:formula="ooow:subparagraphnumber+1" style:num-format="i">ii</text:sequence>)<text:reference-mark-end text:name="subparagraphnumber_2"/><text:tab/>a copy,</text:p>
      <text:p text:style-name="paragraph"><text:hidden-text text:condition="ooow:" text:string-value="P11:L6" text:is-hidden="true"/><text:tab/><text:tab/>of an entry specified by the person in such register.</text:p>
      <text:p text:style-name="subsection"><text:hidden-text text:condition="ooow:" text:string-value="P11:L7" text:is-hidden="true"/><text:tab/><text:reference-mark-start text:name="subsectionnumber_25"/>(<text:sequence text:ref-name="refsubsectionnumber25" text:name="subsectionnumber" text:formula="ooow:subsectionnumber+1" style:num-format="1">2</text:sequence>)<text:reference-mark-end text:name="subsectionnumber_25"/><text:tab/><text:span text:style-name="T3">Subsection</text:span> <text:span text:style-name="T3"><text:reference-ref text:reference-format="text" text:ref-name="subsectionnumber_24">(1)</text:reference-ref></text:span> applies only if⁠—</text:p>
      <text:p text:style-name="paragraph"><text:hidden-text text:condition="ooow:" text:string-value="P11:L8" text:is-hidden="true"/><text:tab/><text:reference-mark-start text:name="paragraphnumber_12"/>(<text:sequence text:ref-name="refparagraphnumber11" text:name="paragraphnumber" text:formula="ooow:1" style:num-format="a">a</text:sequence>)<text:reference-mark-end text:name="paragraphnumber_12"/><text:tab/>the death of the person, who made the will referred to in the entry specified, has <text:hidden-text text:condition="ooow:" text:string-value="P11:L9" text:is-hidden="true"/>been registered under Part 5 of the Act of 2004,</text:p>
      <text:p text:style-name="paragraph"><text:hidden-text text:condition="ooow:" text:string-value="P11:L10" text:is-hidden="true"/><text:tab/><text:reference-mark-start text:name="paragraphnumber_13"/>(<text:sequence text:ref-name="refparagraphnumber12" text:name="paragraphnumber" text:formula="ooow:paragraphnumber+1" style:num-format="a">b</text:sequence>)<text:reference-mark-end text:name="paragraphnumber_13"/><text:tab/><text:span text:style-name="T4">an</text:span> <text:span text:style-name="T4">tArd-Chláraitheoir</text:span> is satisfied that civil records of the death of the person, <text:hidden-text text:condition="ooow:" text:string-value="P11:L11" text:is-hidden="true"/>who made the will referred to in the entry specified, are satisfactory where the <text:hidden-text text:condition="ooow:" text:string-value="P11:L12" text:is-hidden="true"/>death of the person occurred outside the State (other than a death registered under <text:hidden-text text:condition="ooow:" text:string-value="P11:L13" text:is-hidden="true"/>sections 38 or 39 of the Act of 2004), or</text:p>
      <text:p text:style-name="paragraph"><text:hidden-text text:condition="ooow:" text:string-value="P11:L14" text:is-hidden="true"/><text:tab/><text:reference-mark-start text:name="paragraphnumber_14"/>(<text:sequence text:ref-name="refparagraphnumber13" text:name="paragraphnumber" text:formula="ooow:paragraphnumber+1" style:num-format="a">c</text:sequence>)<text:reference-mark-end text:name="paragraphnumber_14"/><text:tab/>the applicant is the person who made the will referred to in the entry specified.</text:p>
      <text:p text:style-name="subsection"><text:hidden-text text:condition="ooow:" text:string-value="P11:L15" text:is-hidden="true"/><text:tab/><text:reference-mark-start text:name="subsectionnumber_26"/>(<text:sequence text:ref-name="refsubsectionnumber26" text:name="subsectionnumber" text:formula="ooow:subsectionnumber+1" style:num-format="1">3</text:sequence>)<text:reference-mark-end text:name="subsectionnumber_26"/><text:tab/>A copy of an entry referred to in <text:span text:style-name="T3">subsection</text:span> <text:span text:style-name="T3"><text:reference-ref text:reference-format="text" text:ref-name="subsectionnumber_24">(1)</text:reference-ref></text:span> shall omit any reference to or <text:hidden-text text:condition="ooow:" text:string-value="P11:L16" text:is-hidden="true"/>particulars of a personal public service number and “true copy” in those provisions <text:hidden-text text:condition="ooow:" text:string-value="P11:L17" text:is-hidden="true"/>shall be construed accordingly.</text:p>
      <text:p text:style-name="shouldernote"><text:hidden-text text:condition="ooow:" text:string-value="P11:L18" text:is-hidden="true"/><text:bookmark-start text:name="toc_book_18"/>Registration or non-registration not evidence; not to be used for construction<text:bookmark-end text:name="toc_book_18"/></text:p>
      <text:p text:style-name="subsection"><text:hidden-text text:condition="ooow:" text:string-value="P11:L19" text:is-hidden="true"/><text:reference-mark-start text:name="sectionnumber_13"/><text:span text:style-name="T2"><text:sequence text:ref-name="refsectionnumber11" text:name="sectionnumber" text:formula="ooow:sectionnumber+1" style:num-format="1">12</text:sequence></text:span><text:reference-mark-end text:name="sectionnumber_13"/><text:span text:style-name="T2">.</text:span><text:tab/><text:reference-mark-start text:name="subsectionnumber_27"/>(<text:sequence text:ref-name="refsubsectionnumber27" text:name="subsectionnumber" style:num-format="1">1</text:sequence>)<text:reference-mark-end text:name="subsectionnumber_27"/><text:tab/>The registration or non-registration of any wills, including codicils, pursuant to this <text:hidden-text text:condition="ooow:" text:string-value="P11:L20" text:is-hidden="true"/>Act shall not be evidence of and shall not provide any presumption of⁠—</text:p>
      <text:p text:style-name="paragraph"><text:hidden-text text:condition="ooow:" text:string-value="P11:L21" text:is-hidden="true"/><text:tab/><text:reference-mark-start text:name="paragraphnumber_15"/>(<text:sequence text:ref-name="refparagraphnumber14" text:name="paragraphnumber" text:formula="ooow:1" style:num-format="a">a</text:sequence>)<text:reference-mark-end text:name="paragraphnumber_15"/><text:tab/>the existence or non-existence of any wills, including codicils, whether registered <text:hidden-text text:condition="ooow:" text:string-value="P11:L22" text:is-hidden="true"/>or not registered pursuant to this Act,</text:p>
      <text:p text:style-name="paragraph"><text:hidden-text text:condition="ooow:" text:string-value="P11:L23" text:is-hidden="true"/><text:tab/><text:reference-mark-start text:name="paragraphnumber_16"/>(<text:sequence text:ref-name="refparagraphnumber15" text:name="paragraphnumber" text:formula="ooow:paragraphnumber+1" style:num-format="a">b</text:sequence>)<text:reference-mark-end text:name="paragraphnumber_16"/><text:tab/>the validity or non-validity of any wills, including codicils, whether registered or <text:hidden-text text:condition="ooow:" text:string-value="P11:L24" text:is-hidden="true"/>not registered pursuant to this Act,</text:p>
      <text:p text:style-name="paragraph"><text:hidden-text text:condition="ooow:" text:string-value="P11:L25" text:is-hidden="true"/><text:tab/><text:reference-mark-start text:name="paragraphnumber_17"/>(<text:sequence text:ref-name="refparagraphnumber16" text:name="paragraphnumber" text:formula="ooow:paragraphnumber+1" style:num-format="a">c</text:sequence>)<text:reference-mark-end text:name="paragraphnumber_17"/><text:tab/>the execution or non-execution of any wills, including codicils, whether <text:hidden-text text:condition="ooow:" text:string-value="P11:L26" text:is-hidden="true"/>registered or not registered pursuant to this Act,</text:p>
      <text:p text:style-name="paragraph"><text:hidden-text text:condition="ooow:" text:string-value="P11:L27" text:is-hidden="true"/><text:tab/><text:reference-mark-start text:name="paragraphnumber_18"/>(<text:sequence text:ref-name="refparagraphnumber17" text:name="paragraphnumber" text:formula="ooow:paragraphnumber+1" style:num-format="a">d</text:sequence>)<text:reference-mark-end text:name="paragraphnumber_18"/><text:tab/>the revocation or non-revocation of any wills, including codicils, whether <text:hidden-text text:condition="ooow:" text:string-value="P11:L28" text:is-hidden="true"/>registered or not registered pursuant to this Act,</text:p>
      <text:p text:style-name="paragraph"><text:hidden-text text:condition="ooow:" text:string-value="P11:L29" text:is-hidden="true"/><text:tab/><text:reference-mark-start text:name="paragraphnumber_19"/>(<text:sequence text:ref-name="refparagraphnumber18" text:name="paragraphnumber" text:formula="ooow:paragraphnumber+1" style:num-format="a">e</text:sequence>)<text:reference-mark-end text:name="paragraphnumber_19"/><text:tab/>the revival or non-revival of any wills, including codicils, whether registered or <text:hidden-text text:condition="ooow:" text:string-value="P11:L30" text:is-hidden="true"/>not registered pursuant to this Act,</text:p>
      <text:p text:style-name="paragraph"><text:hidden-text text:condition="ooow:" text:string-value="P11:L31" text:is-hidden="true"/><text:tab/><text:reference-mark-start text:name="paragraphnumber_20"/>(<text:sequence text:ref-name="refparagraphnumber19" text:name="paragraphnumber" text:formula="ooow:paragraphnumber+1" style:num-format="a">f</text:sequence>)<text:reference-mark-end text:name="paragraphnumber_20"/><text:tab/>the republication or non-republication of any wills, including codicils, whether <text:hidden-text text:condition="ooow:" text:string-value="P11:L32" text:is-hidden="true"/>registered or not registered pursuant to this Act, or</text:p>
      <text:p text:style-name="paragraph"><text:hidden-text text:condition="ooow:" text:string-value="P11:L33" text:is-hidden="true"/><text:tab/><text:reference-mark-start text:name="paragraphnumber_21"/>(<text:sequence text:ref-name="refparagraphnumber20" text:name="paragraphnumber" text:formula="ooow:paragraphnumber+1" style:num-format="a">g</text:sequence>)<text:reference-mark-end text:name="paragraphnumber_21"/><text:tab/>any of the particulars entered in the register of wills, specified in the <text:span text:style-name="T3">Schedule</text:span>.</text:p>
      <text:p text:style-name="subsection"><text:hidden-text text:condition="ooow:" text:string-value="P11:L34" text:is-hidden="true"/><text:tab/><text:reference-mark-start text:name="subsectionnumber_28"/>(<text:sequence text:ref-name="refsubsectionnumber28" text:name="subsectionnumber" text:formula="ooow:subsectionnumber+1" style:num-format="1">2</text:sequence>)<text:reference-mark-end text:name="subsectionnumber_28"/><text:tab/>The registration or non-registration of any wills, including codicils, pursuant to this <text:hidden-text text:condition="ooow:" text:string-value="P11:L35" text:is-hidden="true"/>Act shall not be used to construe any wills, including codicils, whether registered or <text:hidden-text text:condition="ooow:" text:string-value="P11:L36" text:is-hidden="true"/>not registered pursuant to this Act.</text:p>
      <text:p text:style-name="partnumber"><text:soft-page-break/><text:hidden-text text:condition="ooow:" text:string-value="P12:L1" text:is-hidden="true"/><text:bookmark-start text:name="toc_book_19"/>PART <text:reference-mark-start text:name="partnumber_4"/><text:sequence text:ref-name="refpartnumber3" text:name="partnumber" text:formula="ooow:partnumber+1" style:num-format="1">4</text:sequence><text:bookmark-end text:name="toc_book_19"/><text:reference-mark-end text:name="partnumber_4"/></text:p>
      <text:p text:style-name="parttitle"><text:hidden-text text:condition="ooow:" text:string-value="P12:L2" text:is-hidden="true"/><text:bookmark-start text:name="toc_book_20"/>Amendments to <text:alphabetical-index-mark text:string-value="Civil Registration Act 2004 (No. 3)"/><text:a xlink:type="simple" xlink:href="http://www.irishstatutebook.ie/2004/en/act/pub/0003/index.html">Civil Registration Act 2004</text:a><text:bookmark-end text:name="toc_book_20"/></text:p>
      <text:p text:style-name="shouldernote"><text:hidden-text text:condition="ooow:" text:string-value="P12:L3" text:is-hidden="true"/><text:bookmark-start text:name="toc_book_21"/>Amendment of section 2 of Act of 2004<text:bookmark-end text:name="toc_book_21"/></text:p>
      <text:p text:style-name="section"><text:hidden-text text:condition="ooow:" text:string-value="P12:L4" text:is-hidden="true"/><text:reference-mark-start text:name="sectionnumber_14"/><text:span text:style-name="T2"><text:sequence text:ref-name="refsectionnumber12" text:name="sectionnumber" text:formula="ooow:sectionnumber+1" style:num-format="1">13</text:sequence></text:span><text:reference-mark-end text:name="sectionnumber_14"/><text:span text:style-name="T2">.</text:span><text:tab/>Section 2 of the Act of 2004 is amended in subsection (1)⁠—</text:p>
      <text:p text:style-name="paragraph"><text:hidden-text text:condition="ooow:" text:string-value="P12:L5" text:is-hidden="true"/><text:tab/><text:reference-mark-start text:name="paragraphnumber_22"/>(<text:sequence text:ref-name="refparagraphnumber21" text:name="paragraphnumber" text:formula="ooow:1" style:num-format="a">a</text:sequence>)<text:reference-mark-end text:name="paragraphnumber_22"/><text:tab/>by the insertion of the following paragraph, after the definition of “the Acts”:</text:p>
      <text:p text:style-name="subsection_5f_insert"><text:hidden-text text:condition="ooow:" text:string-value="P12:L6" text:is-hidden="true"/><text:tab/><text:tab/>“ ‘<text:span text:style-name="T4">Act</text:span> <text:span text:style-name="T4">of</text:span> <text:span text:style-name="T4">2016</text:span>’ means the <text:span text:style-name="T4">Registration of Wills Act 2016</text:span>;”,</text:p>
      <text:p text:style-name="paragraph"><text:hidden-text text:condition="ooow:" text:string-value="P12:L7" text:is-hidden="true"/><text:tab/><text:reference-mark-start text:name="paragraphnumber_23"/>(<text:sequence text:ref-name="refparagraphnumber22" text:name="paragraphnumber" text:formula="ooow:paragraphnumber+1" style:num-format="a">b</text:sequence>)<text:reference-mark-end text:name="paragraphnumber_23"/><text:tab/>by the insertion of the following paragraph, after the definition of “registered <text:hidden-text text:condition="ooow:" text:string-value="P12:L8" text:is-hidden="true"/>medical practitioner”:</text:p>
      <text:p text:style-name="subsection_5f_insert"><text:hidden-text text:condition="ooow:" text:string-value="P12:L9" text:is-hidden="true"/><text:tab/><text:tab/>“ ‘register of wills’ shall be construed in accordance with <text:span text:style-name="T4">section</text:span> <text:span text:style-name="T3"><text:reference-ref text:reference-format="text" text:ref-name="sectionnumber_10">9</text:reference-ref></text:span> of <text:hidden-text text:condition="ooow:" text:string-value="P12:L10" text:is-hidden="true"/><text:span text:style-name="T4">Act of 2016</text:span>”,</text:p>
      <text:p text:style-name="paragraph"><text:hidden-text text:condition="ooow:" text:string-value="P12:L11" text:is-hidden="true"/><text:tab/><text:tab/>and</text:p>
      <text:p text:style-name="paragraph"><text:hidden-text text:condition="ooow:" text:string-value="P12:L12" text:is-hidden="true"/><text:tab/><text:reference-mark-start text:name="paragraphnumber_24"/>(<text:sequence text:ref-name="refparagraphnumber23" text:name="paragraphnumber" text:formula="ooow:paragraphnumber+1" style:num-format="a">c</text:sequence>)<text:reference-mark-end text:name="paragraphnumber_24"/><text:tab/>by the insertion of the following paragraph, in the definition of “registrar”, after <text:hidden-text text:condition="ooow:" text:string-value="P12:L13" text:is-hidden="true"/>paragraph (b):</text:p>
      <text:p text:style-name="paragraph_5f_insert"><text:hidden-text text:condition="ooow:" text:string-value="P12:L14" text:is-hidden="true"/><text:tab/>“(ba)<text:tab/>in relation to a will or the register of wills, means a registrar within <text:hidden-text text:condition="ooow:" text:string-value="P12:L15" text:is-hidden="true"/>the meaning of section 17,”.</text:p>
      <text:p text:style-name="shouldernote"><text:hidden-text text:condition="ooow:" text:string-value="P12:L16" text:is-hidden="true"/><text:bookmark-start text:name="toc_book_22"/>Amendment of section 8 of Act of 2004<text:bookmark-end text:name="toc_book_22"/></text:p>
      <text:p text:style-name="section"><text:hidden-text text:condition="ooow:" text:string-value="P12:L17" text:is-hidden="true"/><text:reference-mark-start text:name="sectionnumber_15"/><text:span text:style-name="T2"><text:sequence text:ref-name="refsectionnumber13" text:name="sectionnumber" text:formula="ooow:sectionnumber+1" style:num-format="1">14</text:sequence></text:span><text:reference-mark-end text:name="sectionnumber_15"/><text:span text:style-name="T2">.</text:span><text:tab/>Section 8 of the Act of 2004 is amended in subsection (1)⁠—</text:p>
      <text:p text:style-name="paragraph"><text:hidden-text text:condition="ooow:" text:string-value="P12:L18" text:is-hidden="true"/><text:tab/><text:reference-mark-start text:name="paragraphnumber_25"/>(<text:sequence text:ref-name="refparagraphnumber24" text:name="paragraphnumber" text:formula="ooow:1" style:num-format="a">a</text:sequence>)<text:reference-mark-end text:name="paragraphnumber_25"/><text:tab/>by the insertion of the following paragraph after paragraph (b):</text:p>
      <text:p text:style-name="paragraph_5f_insert"><text:hidden-text text:condition="ooow:" text:string-value="P12:L19" text:is-hidden="true"/><text:tab/>“(ba)<text:tab/>to extend the Civil Registration Service to wills,”,</text:p>
      <text:p text:style-name="paragraph"><text:hidden-text text:condition="ooow:" text:string-value="P12:L20" text:is-hidden="true"/><text:tab/><text:reference-mark-start text:name="paragraphnumber_26"/>(<text:sequence text:ref-name="refparagraphnumber25" text:name="paragraphnumber" text:formula="ooow:paragraphnumber+1" style:num-format="a">b</text:sequence>)<text:reference-mark-end text:name="paragraphnumber_26"/><text:tab/>by the insertion of the following paragraph after paragraph (e):</text:p>
      <text:p text:style-name="paragraph_5f_insert"><text:hidden-text text:condition="ooow:" text:string-value="P12:L21" text:is-hidden="true"/><text:tab/>“(ea)<text:tab/>to establish and maintain a register and indexes for the purposes of <text:hidden-text text:condition="ooow:" text:string-value="P12:L22" text:is-hidden="true"/>the registration of wills,”,</text:p>
      <text:p text:style-name="paragraph"><text:hidden-text text:condition="ooow:" text:string-value="P12:L23" text:is-hidden="true"/><text:tab/><text:tab/>and</text:p>
      <text:p text:style-name="paragraph"><text:hidden-text text:condition="ooow:" text:string-value="P12:L24" text:is-hidden="true"/><text:tab/><text:reference-mark-start text:name="subparagraphnumber_3"/>(<text:sequence text:ref-name="refsubparagraphnumber2" text:name="subparagraphnumber" text:formula="ooow:subparagraphnumber+1" style:num-format="a">c</text:sequence>)<text:reference-mark-end text:name="subparagraphnumber_3"/><text:tab/>by the insertion after “to monitor the operation of this Act”, in paragraph (f), of <text:hidden-text text:condition="ooow:" text:string-value="P12:L25" text:is-hidden="true"/>“and the <text:span text:style-name="T4">Act of 2016</text:span>”.</text:p>
      <text:p text:style-name="shouldernote"><text:hidden-text text:condition="ooow:" text:string-value="P12:L26" text:is-hidden="true"/><text:bookmark-start text:name="toc_book_23"/>Amendment of section 15 of Act of 2004<text:bookmark-end text:name="toc_book_23"/></text:p>
      <text:p text:style-name="section"><text:hidden-text text:condition="ooow:" text:string-value="P12:L27" text:is-hidden="true"/><text:reference-mark-start text:name="sectionnumber_16"/><text:span text:style-name="T2"><text:sequence text:ref-name="refsectionnumber14" text:name="sectionnumber" text:formula="ooow:sectionnumber+1" style:num-format="1">15</text:sequence></text:span><text:reference-mark-end text:name="sectionnumber_16"/><text:span text:style-name="T2">.</text:span><text:tab/>Section 15 of the Act of 2004 is amended in subsection (3) by the addition after “this <text:hidden-text text:condition="ooow:" text:string-value="P12:L28" text:is-hidden="true"/>Act” of “and the <text:span text:style-name="T4">Act of 2016</text:span>”.</text:p>
      <text:p text:style-name="shouldernote"><text:hidden-text text:condition="ooow:" text:string-value="P12:L29" text:is-hidden="true"/><text:bookmark-start text:name="toc_book_24"/>Amendment of section 17 of Act of 2004<text:bookmark-end text:name="toc_book_24"/></text:p>
      <text:p text:style-name="section"><text:hidden-text text:condition="ooow:" text:string-value="P12:L30" text:is-hidden="true"/><text:reference-mark-start text:name="sectionnumber_17"/><text:span text:style-name="T2"><text:sequence text:ref-name="refsectionnumber15" text:name="sectionnumber" text:formula="ooow:sectionnumber+1" style:num-format="1">16</text:sequence></text:span><text:reference-mark-end text:name="sectionnumber_17"/><text:span text:style-name="T2">.</text:span><text:tab/>Section 17 of the Act of 2004 is amended⁠—</text:p>
      <text:p text:style-name="paragraph"><text:hidden-text text:condition="ooow:" text:string-value="P12:L31" text:is-hidden="true"/><text:tab/><text:reference-mark-start text:name="paragraphnumber_27"/>(<text:sequence text:ref-name="refparagraphnumber26" text:name="paragraphnumber" text:formula="ooow:1" style:num-format="a">a</text:sequence>)<text:reference-mark-end text:name="paragraphnumber_27"/><text:tab/>in paragraph (b) of subsection (1), by the insertion after “registrars of births, <text:hidden-text text:condition="ooow:" text:string-value="P12:L32" text:is-hidden="true"/>stillbirths, deaths and marriages” of “and wills”,</text:p>
      <text:p text:style-name="paragraph"><text:hidden-text text:condition="ooow:" text:string-value="P12:L33" text:is-hidden="true"/><text:tab/><text:reference-mark-start text:name="paragraphnumber_28"/>(<text:sequence text:ref-name="refparagraphnumber27" text:name="paragraphnumber" text:formula="ooow:paragraphnumber+1" style:num-format="a">b</text:sequence>)<text:reference-mark-end text:name="paragraphnumber_28"/><text:tab/>in subsection (4), by the insertion after “under this Act” of “or the <text:span text:style-name="T4">Act of 2016</text:span>”,</text:p>
      <text:p text:style-name="paragraph"><text:soft-page-break/><text:hidden-text text:condition="ooow:" text:string-value="P13:L1" text:is-hidden="true"/><text:tab/><text:reference-mark-start text:name="paragraphnumber_29"/>(<text:sequence text:ref-name="refparagraphnumber28" text:name="paragraphnumber" text:formula="ooow:paragraphnumber+1" style:num-format="a">c</text:sequence>)<text:reference-mark-end text:name="paragraphnumber_29"/><text:tab/>in subsection (7), by the insertion after “for the purposes of this Act” of “or the <text:hidden-text text:condition="ooow:" text:string-value="P13:L2" text:is-hidden="true"/><text:span text:style-name="T4">Act of 2016</text:span>”,</text:p>
      <text:p text:style-name="paragraph"><text:hidden-text text:condition="ooow:" text:string-value="P13:L3" text:is-hidden="true"/><text:tab/><text:reference-mark-start text:name="paragraphnumber_30"/>(<text:sequence text:ref-name="refparagraphnumber29" text:name="paragraphnumber" text:formula="ooow:paragraphnumber+1" style:num-format="a">d</text:sequence>)<text:reference-mark-end text:name="paragraphnumber_30"/><text:tab/>in paragraph (a) of subsection (10)⁠—</text:p>
      <text:p text:style-name="subparagraph"><text:hidden-text text:condition="ooow:" text:string-value="P13:L4" text:is-hidden="true"/><text:tab/><text:reference-mark-start text:name="subparagraphnumber_4"/>(<text:sequence text:ref-name="refsubparagraphnumber3" text:name="subparagraphnumber" text:formula="ooow:1" style:num-format="i">i</text:sequence>)<text:reference-mark-end text:name="subparagraphnumber_4"/><text:tab/>by the insertion after “for the purposes of this Act” of “or the <text:span text:style-name="T4">Act of 2016</text:span>”, <text:hidden-text text:condition="ooow:" text:string-value="P13:L5" text:is-hidden="true"/>and</text:p>
      <text:p text:style-name="subparagraph"><text:hidden-text text:condition="ooow:" text:string-value="P13:L6" text:is-hidden="true"/><text:tab/><text:reference-mark-start text:name="subparagraphnumber_5"/>(<text:sequence text:ref-name="refsubparagraphnumber4" text:name="subparagraphnumber" text:formula="ooow:subparagraphnumber+1" style:num-format="i">ii</text:sequence>)<text:reference-mark-end text:name="subparagraphnumber_5"/><text:tab/>by the insertion after “for the purposes of specified provisions of this Act” of <text:hidden-text text:condition="ooow:" text:string-value="P13:L7" text:is-hidden="true"/>“or the <text:span text:style-name="T4">Act of 2016</text:span>”,</text:p>
      <text:p text:style-name="paragraph"><text:hidden-text text:condition="ooow:" text:string-value="P13:L8" text:is-hidden="true"/><text:tab/><text:reference-mark-start text:name="paragraphnumber_31"/>(<text:sequence text:ref-name="refparagraphnumber30" text:name="paragraphnumber" text:formula="ooow:paragraphnumber+1" style:num-format="a">e</text:sequence>)<text:reference-mark-end text:name="paragraphnumber_31"/><text:tab/>in paragraph (b) of subsection (10), by the insertion after “under this Act” of “or <text:hidden-text text:condition="ooow:" text:string-value="P13:L9" text:is-hidden="true"/>the <text:span text:style-name="T4">Act of 2016</text:span>”, and</text:p>
      <text:p text:style-name="paragraph"><text:hidden-text text:condition="ooow:" text:string-value="P13:L10" text:is-hidden="true"/><text:tab/><text:reference-mark-start text:name="paragraphnumber_32"/>(<text:sequence text:ref-name="refparagraphnumber31" text:name="paragraphnumber" text:formula="ooow:paragraphnumber+1" style:num-format="a">f</text:sequence>)<text:reference-mark-end text:name="paragraphnumber_32"/><text:tab/>in subsection (13), by the insertion after “registrar of births, stillbirths, deaths and <text:hidden-text text:condition="ooow:" text:string-value="P13:L11" text:is-hidden="true"/>marriages” of “and wills”.</text:p>
      <text:p text:style-name="shouldernote"><text:hidden-text text:condition="ooow:" text:string-value="P13:L12" text:is-hidden="true"/><text:bookmark-start text:name="toc_book_25"/>Amendment of section 60 of Act of 2004<text:bookmark-end text:name="toc_book_25"/></text:p>
      <text:p text:style-name="section"><text:hidden-text text:condition="ooow:" text:string-value="P13:L13" text:is-hidden="true"/><text:reference-mark-start text:name="sectionnumber_18"/><text:span text:style-name="T2"><text:sequence text:ref-name="refsectionnumber16" text:name="sectionnumber" text:formula="ooow:sectionnumber+1" style:num-format="1">17</text:sequence></text:span><text:reference-mark-end text:name="sectionnumber_18"/><text:span text:style-name="T2">.</text:span><text:tab/>Section 60 of the Act of 2004 is amended in subsection (1)⁠—</text:p>
      <text:p text:style-name="paragraph"><text:hidden-text text:condition="ooow:" text:string-value="P13:L14" text:is-hidden="true"/><text:tab/><text:reference-mark-start text:name="paragraphnumber_33"/>(<text:sequence text:ref-name="refparagraphnumber32" text:name="paragraphnumber" text:formula="ooow:1" style:num-format="a">a</text:sequence>)<text:reference-mark-end text:name="paragraphnumber_33"/><text:tab/>by the insertion of the following paragraph, after paragraph (a):</text:p>
      <text:p text:style-name="paragraph_5f_insert"><text:hidden-text text:condition="ooow:" text:string-value="P13:L15" text:is-hidden="true"/><text:tab/>“(aa)<text:tab/>a registrar fails or refuses to register, in the register of wills <text:hidden-text text:condition="ooow:" text:string-value="P13:L16" text:is-hidden="true"/>specified in <text:span text:style-name="T4">section</text:span> <text:span text:style-name="T3"><text:reference-ref text:reference-format="text" text:ref-name="sectionnumber_7">6</text:reference-ref></text:span> of the <text:span text:style-name="T4">Act of 2016</text:span>, a will or to enter in such a <text:hidden-text text:condition="ooow:" text:string-value="P13:L17" text:is-hidden="true"/>register one or more of the particulars required by the <text:span text:style-name="T4">Act of 2016</text:span> <text:hidden-text text:condition="ooow:" text:string-value="P13:L18" text:is-hidden="true"/>to be so entered, and furnished to him or her by a person pursuant <text:hidden-text text:condition="ooow:" text:string-value="P13:L19" text:is-hidden="true"/>to the <text:span text:style-name="T4">Act of 2016</text:span>, or”,</text:p>
      <text:p text:style-name="paragraph"><text:hidden-text text:condition="ooow:" text:string-value="P13:L20" text:is-hidden="true"/><text:tab/><text:tab/>and</text:p>
      <text:p text:style-name="paragraph"><text:hidden-text text:condition="ooow:" text:string-value="P13:L21" text:is-hidden="true"/><text:tab/><text:reference-mark-start text:name="paragraphnumber_34"/>(<text:sequence text:ref-name="refparagraphnumber33" text:name="paragraphnumber" text:formula="ooow:paragraphnumber+1" style:num-format="a">b</text:sequence>)<text:reference-mark-end text:name="paragraphnumber_34"/><text:tab/>by the insertion after “within the meaning of Part 3 or 5” of “or <text:span text:style-name="T4">Part</text:span> <text:span text:style-name="T3"><text:reference-ref text:reference-format="text" text:ref-name="partnumber_3">3</text:reference-ref></text:span> of the <text:span text:style-name="T4">Act </text:span><text:span text:style-name="T4"><text:hidden-text text:condition="ooow:" text:string-value="P13:L22" text:is-hidden="true"/></text:span><text:span text:style-name="T4">of 2016</text:span>”.</text:p>
      <text:p text:style-name="shouldernote"><text:hidden-text text:condition="ooow:" text:string-value="P13:L23" text:is-hidden="true"/><text:bookmark-start text:name="toc_book_26"/>Amendment of section 69 of Act of 2004<text:bookmark-end text:name="toc_book_26"/></text:p>
      <text:p text:style-name="section"><text:hidden-text text:condition="ooow:" text:string-value="P13:L24" text:is-hidden="true"/><text:reference-mark-start text:name="sectionnumber_19"/><text:span text:style-name="T2"><text:sequence text:ref-name="refsectionnumber17" text:name="sectionnumber" text:formula="ooow:sectionnumber+1" style:num-format="1">18</text:sequence></text:span><text:reference-mark-end text:name="sectionnumber_19"/><text:span text:style-name="T2">.</text:span><text:tab/>Section 69 of the Act of 2004 is amended⁠—</text:p>
      <text:p text:style-name="paragraph"><text:hidden-text text:condition="ooow:" text:string-value="P13:L25" text:is-hidden="true"/><text:tab/><text:reference-mark-start text:name="paragraphnumber_35"/>(<text:sequence text:ref-name="refparagraphnumber34" text:name="paragraphnumber" text:formula="ooow:1" style:num-format="a">a</text:sequence>)<text:reference-mark-end text:name="paragraphnumber_35"/><text:tab/>by the insertion of the following subsection, after subsection (4):</text:p>
      <text:p text:style-name="subsection_5f_insert"><text:hidden-text text:condition="ooow:" text:string-value="P13:L26" text:is-hidden="true"/><text:tab/>“(4A)<text:tab/>A registrar who, without reasonable cause, fails or refuses to register a <text:hidden-text text:condition="ooow:" text:string-value="P13:L27" text:is-hidden="true"/>will or to include in the relevant entry in the appropriate register any <text:hidden-text text:condition="ooow:" text:string-value="P13:L28" text:is-hidden="true"/>of the particulars required by the <text:span text:style-name="T4">Act of 2016</text:span> to be entered in the <text:hidden-text text:condition="ooow:" text:string-value="P13:L29" text:is-hidden="true"/>register in relation to the will and given to him or her by a person <text:hidden-text text:condition="ooow:" text:string-value="P13:L30" text:is-hidden="true"/>entitled so to do by the <text:span text:style-name="T4">Act of 2016</text:span>, is guilty of an offence.”,</text:p>
      <text:p text:style-name="paragraph"><text:hidden-text text:condition="ooow:" text:string-value="P13:L31" text:is-hidden="true"/><text:tab/><text:tab/>and</text:p>
      <text:p text:style-name="paragraph"><text:hidden-text text:condition="ooow:" text:string-value="P13:L32" text:is-hidden="true"/><text:tab/><text:reference-mark-start text:name="paragraphnumber_36"/>(<text:sequence text:ref-name="refparagraphnumber35" text:name="paragraphnumber" text:formula="ooow:paragraphnumber+1" style:num-format="a">b</text:sequence>)<text:reference-mark-end text:name="paragraphnumber_36"/><text:tab/>in subsection (13) by the insertion after “In this section ‘register’ means a register <text:hidden-text text:condition="ooow:" text:string-value="P13:L33" text:is-hidden="true"/>maintained under section 13” of “or <text:span text:style-name="T4">section</text:span> <text:span text:style-name="T3"><text:reference-ref text:reference-format="text" text:ref-name="sectionnumber_7">6</text:reference-ref></text:span> of the <text:span text:style-name="T4">Act of 2016</text:span>”.</text:p>
      <text:p text:style-name="shouldernote"><text:hidden-text text:condition="ooow:" text:string-value="P13:L34" text:is-hidden="true"/><text:bookmark-start text:name="toc_book_27"/>Amendment of section 70 of Act of 2004<text:bookmark-end text:name="toc_book_27"/></text:p>
      <text:p text:style-name="P32"><text:hidden-text text:condition="ooow:" text:string-value="P13:L35" text:is-hidden="true"/><text:reference-mark-start text:name="sectionnumber_20"/><text:span text:style-name="T2"><text:sequence text:ref-name="refsectionnumber18" text:name="sectionnumber" text:formula="ooow:sectionnumber+1" style:num-format="1">19</text:sequence></text:span><text:reference-mark-end text:name="sectionnumber_20"/><text:span text:style-name="T2">.</text:span><text:tab/>Section 70 of the Act of 2004 is amended in subsection (2) by the insertion of “(4A),” <text:hidden-text text:condition="ooow:" text:string-value="P13:L36" text:is-hidden="true"/>between “(4),” and “(5)”.</text:p>
      <text:p text:style-name="schedulenumber"><text:hidden-text text:condition="ooow:" text:string-value="P14:L1" text:is-hidden="true"/><text:bookmark-start text:name="toc_book_28"/>SCHEDULE<text:bookmark-end text:name="toc_book_28"/></text:p>
      <text:p text:style-name="P30"><text:hidden-text text:condition="ooow:" text:string-value="P14:L2" text:is-hidden="true"/>Section 10</text:p>
      <text:p text:style-name="scheduletitle"><text:hidden-text text:condition="ooow:" text:string-value="P14:L3" text:is-hidden="true"/><text:bookmark-start text:name="toc_book_29"/>Particulars to be entered in register of wills<text:bookmark-end text:name="toc_book_29"/></text:p>
      <text:p text:style-name="P15"><text:hidden-text text:condition="ooow:" text:string-value="P14:L4" text:is-hidden="true"/>Name and address of custodian of will.</text:p>
      <text:p text:style-name="P15"><text:hidden-text text:condition="ooow:" text:string-value="P14:L5" text:is-hidden="true"/>Forename(s), surname, birth surname and address of testator.</text:p>
      <text:p text:style-name="P15"><text:hidden-text text:condition="ooow:" text:string-value="P14:L6" text:is-hidden="true"/>Signature of testator consenting to the registration of the will under <text:span text:style-name="T4">Part</text:span> <text:span text:style-name="T3"><text:reference-ref text:reference-format="text" text:ref-name="partnumber_3">3</text:reference-ref></text:span>.</text:p>
      <text:p text:style-name="P15"><text:hidden-text text:condition="ooow:" text:string-value="P14:L7" text:is-hidden="true"/>Sex of testator.</text:p>
      <text:p text:style-name="P15"><text:hidden-text text:condition="ooow:" text:string-value="P14:L8" text:is-hidden="true"/>Date of birth of testator.</text:p>
      <text:p text:style-name="P15"><text:hidden-text text:condition="ooow:" text:string-value="P14:L9" text:is-hidden="true"/>Place of birth of testator.</text:p>
      <text:p text:style-name="P15"><text:hidden-text text:condition="ooow:" text:string-value="P14:L10" text:is-hidden="true"/>Personal public service number of testator.</text:p>
      <text:p text:style-name="P15"><text:hidden-text text:condition="ooow:" text:string-value="P14:L11" text:is-hidden="true"/>Forename(s), surname, address and signature of informant.</text:p>
      <text:p text:style-name="P15"><text:hidden-text text:condition="ooow:" text:string-value="P14:L12" text:is-hidden="true"/>Date of registration.</text:p>
      <text:p text:style-name="P15"><text:hidden-text text:condition="ooow:" text:string-value="P14:L13" text:is-hidden="true"/>Signature of registrar.</text:p>
      <text:p text:style-name="P13"><text:hidden-text text:condition="ooow:" text:string-value="P15:L1" text:is-hidden="true"/> </text:p>
      <table:table table:name="Table1" table:style-name="Table1">
        <table:table-column table:style-name="Table1.A"/>
        <table:table-column table:style-name="Table1.B"/>
        <table:table-row table:style-name="Table1.1">
          <table:table-cell table:style-name="Table1.A1" office:value-type="string">
            <text:p text:style-name="P24"><text:hidden-text text:condition="ooow:" text:string-value="P16:L1" text:is-hidden="true"/>An Bille um Chlárú Uachtanna, 2016</text:p>
            <text:p text:style-name="P21"><text:hidden-text text:condition="ooow:" text:string-value="P16:L2" text:is-hidden="true"/><text:span text:style-name="bold_5f_noitalic_5f_nounderline"><text:span text:style-name="T5"> </text:span></text:span></text:p>
            <text:p text:style-name="P26"><text:hidden-text text:condition="ooow:" text:string-value="P16:L3" text:is-hidden="true"/> <text:s text:c="22"/></text:p>
            <text:p text:style-name="P23"><text:hidden-text text:condition="ooow:" text:string-value="P16:L4" text:is-hidden="true"/>BILLE</text:p>
            <text:p text:style-name="P28"><text:hidden-text text:condition="ooow:" text:string-value="P16:L5" text:is-hidden="true"/>(mar a tionscnaíodh)</text:p>
            <text:p text:style-name="P28"><text:hidden-text text:condition="ooow:" text:string-value="P16:L6" text:is-hidden="true"/>d<text:span text:style-name="T8">á ngairtear</text:span></text:p>
            <text:p text:style-name="P21"><text:hidden-text text:condition="ooow:" text:string-value="P16:L7" text:is-hidden="true"/> </text:p>
            <text:p text:style-name="P29"><text:hidden-text text:condition="ooow:" text:string-value="P16:L8" text:is-hidden="true"/><text:span text:style-name="T9">Acht do dhéanamh socrú maidir leis an tSeirbhís um </text:span><text:span text:style-name="T9"><text:hidden-text text:condition="ooow:" text:string-value="P16:L9" text:is-hidden="true"/></text:span><text:span text:style-name="T9">Chlárú Sibhialta a leathnú chuig clárú faisnéise </text:span><text:span text:style-name="T9"><text:hidden-text text:condition="ooow:" text:string-value="P16:L10" text:is-hidden="true"/></text:span><text:span text:style-name="T9">áirithe maidir le huachtanna agus chun na </text:span><text:span text:style-name="T9"><text:hidden-text text:condition="ooow:" text:string-value="P16:L11" text:is-hidden="true"/></text:span><text:span text:style-name="T9">gcríoch sin d’athmheas an dlí a bhaineann leis </text:span><text:span text:style-name="T9"><text:hidden-text text:condition="ooow:" text:string-value="P16:L12" text:is-hidden="true"/></text:span><text:span text:style-name="T9">an tSeirbhís um Chlárú Sibhialta agus do </text:span><text:span text:style-name="T9"><text:hidden-text text:condition="ooow:" text:string-value="P16:L13" text:is-hidden="true"/></text:span><text:span text:style-name="T9">dhéanamh socrú i dtaobh nithe gaolmhara.</text:span><text:span text:style-name="bold_5f_noitalic_5f_nounderline"><text:span text:style-name="T7"><text:line-break/></text:span></text:span><text:span text:style-name="bold_5f_noitalic_5f_nounderline"><text:span text:style-name="T7"><text:hidden-text text:condition="ooow:" text:string-value="P16:L14" text:is-hidden="true"/></text:span></text:span></text:p>
            <text:p text:style-name="P26"><text:hidden-text text:condition="ooow:" text:string-value="P16:L15" text:is-hidden="true"/> </text:p>
            <text:p text:style-name="P20"><text:hidden-text text:condition="ooow:" text:string-value="P16:L16" text:is-hidden="true"/>Na Seanadóirí Toirleach Ó Loideain, Catherine <text:hidden-text text:condition="ooow:" text:string-value="P16:L17" text:is-hidden="true"/>Ardagh agus Lorraine Clifford-Lee a thug isteach,</text:p>
            <text:p text:style-name="P19"><text:hidden-text text:condition="ooow:" text:string-value="P16:L18" text:is-hidden="true"/>28 <text:span text:style-name="T4">Meitheamh,</text:span> 2016</text:p>
            <text:p text:style-name="P27"><text:hidden-text text:condition="ooow:" text:string-value="P16:L19" text:is-hidden="true"/> </text:p>
            <text:p text:style-name="P22"><text:hidden-text text:condition="ooow:" text:string-value="P16:L20" text:is-hidden="true"/> </text:p>
          </table:table-cell>
          <table:table-cell table:style-name="Table1.B1" office:value-type="string">
            <text:p text:style-name="P24">Registration of Wills Bill 2016</text:p>
            <text:p text:style-name="P21"><text:span text:style-name="bold_5f_noitalic_5f_nounderline"><text:span text:style-name="T5"/></text:span></text:p>
            <text:p text:style-name="P25"><text:s/></text:p>
            <text:p text:style-name="P23">BILL</text:p>
            <text:p text:style-name="P28">(as initiated)</text:p>
            <text:p text:style-name="P28">entitled</text:p>
            <text:p text:style-name="P21"/>
            <text:p text:style-name="P29">An Act to provide for the extension of the civil registration service to the registration of certain information regarding wills and for those purposes to revise the law relating to the civil registration service and to provide for related matters.<text:span text:style-name="bold_5f_noitalic_5f_nounderline"><text:span text:style-name="T5"><text:line-break/></text:span></text:span></text:p>
            <text:p text:style-name="P25"/>
            <text:p text:style-name="P20">Introduced by Senators Terry Leyden, Catherine Ardagh and Lorraine Clifford-Lee,</text:p>
            <text:p text:style-name="P19">28<text:span text:style-name="T4">th June,</text:span> 2016</text:p>
            <text:p text:style-name="P25"/>
            <text:p text:style-name="P21"/>
          </table:table-cell>
        </table:table-row>
      </table:table>
      <text:p text:style-name="Standard"><text:hidden-text text:condition="ooow:" text:string-value="P16:L21"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2">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16</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50 of 2016" text:name="Footer"/>
        </text:user-field-decls>
        <text:p text:style-name="P2"><text:span text:style-name="T1"><text:tab/>[</text:span><text:span text:style-name="T1"><text:user-field-get text:name="Footer">No. 50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16</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16</text:page-number></text:p>
      </style:footer>
    </style:master-page>
    <style:master-page style:name="spacerpage" style:page-layout-name="pm11" style:next-style-name="contents"/>
    <style:master-page style:name="contents" style:page-layout-name="pm12" style:next-style-name="contents2">
      <style:header>
        <text:p text:style-name="Header"/>
      </style:header>
      <style:footer>
        <text:sequence-decls>
          <text:sequence-decl text:display-outline-level="0" text:name="page_no"/>
        </text:sequence-decls>
        <text:p text:style-name="P4">[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4">[No. BILLNO of YEAR]<text:tab/><text:sequence text:ref-name="refpage_no1" text:name="page_no" text:formula="ooow:page_no+1" style:num-format="1">2</text:sequence><text:tab/>[DD Month, YYYY]</text:p>
      </style:footer>
    </style:master-page>
    <style:master-page style:name="frontcover" style:page-layout-name="pm13" style:next-style-name="First_20_Page">
      <style:footer>
        <text:p text:style-name="P5"/>
        <text:p text:style-name="P5">[No. 50 of 2016]</text:p>
      </style:footer>
    </style:master-page>
    <style:master-page style:name="backcover" style:page-layout-name="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10T15:22:31</dc:date>
    <meta:printed-by>Nici Higgins</meta:printed-by>
    <meta:print-date>2009-05-27T14:24:24</meta:print-date>
    <meta:editing-cycles>647</meta:editing-cycles>
    <meta:editing-duration>P2DT6H21M23S</meta:editing-duration>
    <meta:user-defined meta:name="Info 1"/>
    <meta:user-defined meta:name="Info 2"/>
    <meta:user-defined meta:name="Info 3"/>
    <meta:user-defined meta:name="Info 4"/>
    <meta:document-statistic meta:table-count="1" meta:image-count="0" meta:object-count="0" meta:page-count="16" meta:paragraph-count="229" meta:word-count="2662" meta:character-count="16253"/>
  </office:meta>
</office:document-meta>
</file>